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" manifest:full-path="ObjectReplacements/Object 1"/>
  <manifest:file-entry manifest:media-type="application/x-openoffice-gdimetafile;windows_formatname=&quot;GDIMetaFile&quot;" manifest:full-path="ObjectReplacements/Object 9"/>
  <manifest:file-entry manifest:media-type="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ettings.xml"/>
  <manifest:file-entry manifest:media-type="application/rdf+xml" manifest:full-path="Object 2/manifest.rdf"/>
  <manifest:file-entry manifest:media-type="text/xml" manifest:full-path="Object 2/styles.xml"/>
  <manifest:file-entry manifest:media-type="application/vnd.oasis.opendocument.spreadsheet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rdf+xml" manifest:full-path="Object 3/manifest.rdf"/>
  <manifest:file-entry manifest:media-type="text/xml" manifest:full-path="Object 3/styles.xml"/>
  <manifest:file-entry manifest:media-type="application/vnd.oasis.opendocument.spreadsheet" manifest:version="1.2" manifest:full-path="Object 3/"/>
  <manifest:file-entry manifest:media-type="application/binary" manifest:full-path="layout-cache"/>
  <manifest:file-entry manifest:media-type="text/xml" manifest:full-path="Object 4/content.xml"/>
  <manifest:file-entry manifest:media-type="text/xml" manifest:full-path="Object 4/settings.xml"/>
  <manifest:file-entry manifest:media-type="application/rdf+xml" manifest:full-path="Object 4/manifest.rdf"/>
  <manifest:file-entry manifest:media-type="text/xml" manifest:full-path="Object 4/styles.xml"/>
  <manifest:file-entry manifest:media-type="application/vnd.oasis.opendocument.spreadsheet" manifest:version="1.2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ettings.xml"/>
  <manifest:file-entry manifest:media-type="text/xml" manifest:full-path="Object 5/styles.xml"/>
  <manifest:file-entry manifest:media-type="application/rdf+xml" manifest:full-path="Object 5/manifest.rdf"/>
  <manifest:file-entry manifest:media-type="application/vnd.oasis.opendocument.spreadsheet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Meiryo" svg:font-family="Meiryo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2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4" style:family="table">
      <style:table-properties style:width="17.013cm" fo:margin-left="0cm" fo:margin-right="-0.012cm" table:align="margins" style:writing-mode="lr-tb"/>
    </style:style>
    <style:style style:name="表14.A" style:family="table-column">
      <style:table-column-properties style:column-width="5.398cm" style:rel-column-width="20791*"/>
    </style:style>
    <style:style style:name="表14.B" style:family="table-column">
      <style:table-column-properties style:column-width="3.103cm" style:rel-column-width="11951*"/>
    </style:style>
    <style:style style:name="表14.C" style:family="table-column">
      <style:table-column-properties style:column-width="4.249cm" style:rel-column-width="16368*"/>
    </style:style>
    <style:style style:name="表14.D" style:family="table-column">
      <style:table-column-properties style:column-width="4.263cm" style:rel-column-width="16425*"/>
    </style:style>
    <style:style style:name="表14.1" style:family="table-row">
      <style:table-row-properties style:min-row-height="0.953cm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none" fo:border-right="none" fo:border-top="0.002cm solid #000000" fo:border-bottom="0.002cm solid #000000"/>
    </style:style>
    <style:style style:name="表14.D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14.A2" style:family="table-cell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none" fo:border-right="none" fo:border-top="none" fo:border-bottom="0.002cm solid #000000"/>
    </style:style>
    <style:style style:name="表14.D2" style:family="table-cell">
      <style:table-cell-properties fo:padding="0.097cm" fo:border-left="none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17cm" style:rel-column-width="65535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background-color="#ffff99" fo:padding="0.097cm" fo:border="0.002cm solid #000000">
        <style:background-image/>
      </style:table-cell-properties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.013cm" fo:margin-left="0cm" fo:margin-right="-0.012cm" table:align="margins" style:writing-mode="lr-tb"/>
    </style:style>
    <style:style style:name="表15.A" style:family="table-column">
      <style:table-column-properties style:column-width="17.013cm" style:rel-column-width="65535*"/>
    </style:style>
    <style:style style:name="表15.A1" style:family="table-cell">
      <style:table-cell-properties fo:padding="0.097cm" fo:border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.013cm" fo:margin-left="0cm" fo:margin-right="-0.012cm" table:align="margins"/>
    </style:style>
    <style:style style:name="表5.A" style:family="table-column">
      <style:table-column-properties style:column-width="1.429cm" style:rel-column-width="5503*"/>
    </style:style>
    <style:style style:name="表5.B" style:family="table-column">
      <style:table-column-properties style:column-width="15.584cm" style:rel-column-width="60032*"/>
    </style:style>
    <style:style style:name="表5.A1" style:family="table-cell">
      <style:table-cell-properties fo:background-color="transparent" fo:padding="0.097cm" fo:border="0.002cm solid #000000">
        <style:background-image/>
      </style:table-cell-properties>
    </style:style>
    <style:style style:name="表5.A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6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A15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00" fo:padding="0.097cm" fo:border="0.002cm solid #000000">
        <style:background-image/>
      </style:table-cell-properties>
    </style:style>
    <style:style style:name="表1.A2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2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3" style:family="paragraph" style:parent-style-name="Table_20_Contents">
      <style:paragraph-properties fo:line-height="150%"/>
      <style:text-properties style:font-name="Arial" fo:font-size="16pt" style:font-name-asian="Arial" style:font-size-asian="16pt" style:language-asian="ja" style:country-asian="JP" style:font-size-complex="16pt"/>
    </style:style>
    <style:style style:name="P4" style:family="paragraph" style:parent-style-name="Table_20_Contents">
      <style:text-properties style:font-name="Arial" fo:font-size="16pt" style:text-underline-style="solid" style:text-underline-type="double" style:text-underline-width="auto" style:text-underline-color="font-color" style:font-name-asian="Arial" style:font-size-asian="16pt" style:font-size-complex="16pt"/>
    </style:style>
    <style:style style:name="P5" style:family="paragraph" style:parent-style-name="Table_20_Contents">
      <style:text-properties style:font-name="Arial" fo:font-size="16pt" fo:background-color="#ffff00" style:font-name-asian="Arial" style:font-size-asian="16pt" style:font-size-complex="16pt"/>
    </style:style>
    <style:style style:name="P6" style:family="paragraph" style:parent-style-name="Table_20_Contents">
      <style:paragraph-properties fo:line-height="150%"/>
      <style:text-properties style:font-name="Arial" fo:font-size="16pt" fo:background-color="#ffcc00" style:font-name-asian="Arial" style:font-size-asian="16pt" style:language-asian="ja" style:country-asian="JP" style:font-size-complex="16pt"/>
    </style:style>
    <style:style style:name="P7" style:family="paragraph" style:parent-style-name="Table_20_Contents">
      <style:text-properties style:font-name="Verdana" fo:font-size="16pt" style:font-size-asian="16pt" style:font-size-complex="16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ccff66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ccff66" style:font-name-asian="Arial" style:font-size-asian="16pt" style:font-size-complex="16pt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cc00" style:font-name-asian="Arial" style:font-size-asian="16pt" style:font-size-complex="16pt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メイリオ1" fo:font-size="16pt" fo:font-style="normal" style:text-underline-style="none" fo:font-weight="normal" style:text-blinking="false" fo:background-color="transparent" style:font-name-asian="メイリオ1" style:font-size-asian="16pt" style:font-size-complex="16pt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7" style:family="paragraph" style:parent-style-name="Text_20_body">
      <style:paragraph-properties fo:margin-top="0cm" fo:margin-bottom="0cm" fo:line-height="150%" style:writing-mode="lr-tb">
        <style:tab-stops>
          <style:tab-stop style:position="7.699cm"/>
        </style:tab-stops>
      </style:paragraph-properties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18pt" fo:font-style="normal" style:text-underline-style="none" fo:font-weight="bold" style:text-blinking="false" fo:background-color="#ffff00" style:font-name-asian="Arial" style:font-size-asian="18pt" style:language-asian="ja" style:country-asian="JP" style:font-style-asian="italic" style:font-weight-asian="bold" style:font-size-complex="18pt" style:font-style-complex="italic" style:font-weight-complex="bold"/>
    </style:style>
    <style:style style:name="P1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16pt" fo:font-style="normal" style:text-underline-style="none" fo:font-weight="normal" style:text-blinking="false" fo:background-color="#ffff00" style:font-name-asian="Arial" style:font-size-asian="16pt" style:language-asian="ja" style:country-asian="JP" style:font-style-asian="italic" style:font-weight-asian="bold" style:font-name-complex="Consolas" style:font-size-complex="16pt" style:font-style-complex="italic" style:font-weight-complex="bold"/>
    </style:style>
    <style:style style:name="P20" style:family="paragraph" style:parent-style-name="Text_20_body">
      <style:paragraph-properties fo:margin-top="0cm" fo:margin-bottom="0cm" fo:line-height="150%" style:writing-mode="lr-tb"/>
      <style:text-properties style:font-name="Arial" fo:font-size="16pt" fo:font-weight="normal" style:font-name-asian="Arial" style:font-size-asian="16pt" style:font-size-complex="16pt"/>
    </style:style>
    <style:style style:name="P21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2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25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26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7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fo:background-color="#ffffff" style:font-size-asian="16pt" style:font-size-complex="16pt"/>
    </style:style>
    <style:style style:name="P28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29" style:family="paragraph" style:parent-style-name="Text_20_body">
      <style:paragraph-properties fo:line-height="150%"/>
      <style:text-properties style:font-name="Arial" fo:font-size="16pt" fo:font-weight="normal" style:font-name-asian="Arial" style:font-size-asian="16pt" style:font-size-complex="16pt"/>
    </style:style>
    <style:style style:name="P30" style:family="paragraph" style:parent-style-name="Preformatted_20_Text">
      <style:text-properties fo:font-variant="normal" fo:text-transform="none" fo:color="#000000" style:font-name="Arial" fo:font-size="16pt" fo:letter-spacing="normal" fo:font-style="normal" fo:font-weight="normal" style:font-name-asian="Arial" style:font-size-asian="16pt" style:font-size-complex="16pt"/>
    </style:style>
    <style:style style:name="P31" style:family="paragraph" style:parent-style-name="Table_20_Contents">
      <style:paragraph-properties fo:background-color="#996600">
        <style:background-image/>
      </style:paragraph-properties>
      <style:text-properties style:font-name="Verdana" fo:font-size="16pt" style:font-size-asian="16pt" style:font-size-complex="16pt"/>
    </style:style>
    <style:style style:name="P32" style:family="paragraph" style:parent-style-name="Table_20_Contents">
      <style:paragraph-properties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33" style:family="paragraph" style:parent-style-name="Table_20_Contents">
      <style:paragraph-properties fo:background-color="#ffff99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34" style:family="paragraph" style:parent-style-name="Table_20_Contents">
      <style:paragraph-properties fo:background-color="#ffff99">
        <style:background-image/>
      </style:paragraph-properties>
      <style:text-properties fo:color="#000000" style:font-name="Verdana" fo:font-size="16pt" fo:background-color="transparent" style:font-size-asian="16pt" style:font-size-complex="16pt"/>
    </style:style>
    <style:style style:name="P35" style:family="paragraph" style:parent-style-name="Standard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36" style:family="paragraph" style:parent-style-name="Standard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37" style:family="paragraph" style:parent-style-name="Table_20_Contents" style:list-style-name="L42">
      <style:text-properties style:font-name="Verdana" fo:font-size="16pt" style:font-size-asian="16pt" style:font-size-complex="16pt"/>
    </style:style>
    <style:style style:name="P38" style:family="paragraph" style:parent-style-name="Table_20_Contents" style:list-style-name="L43">
      <style:text-properties style:font-name="Verdana" fo:font-size="16pt" style:font-size-asian="16pt" style:font-size-complex="16pt"/>
    </style:style>
    <style:style style:name="P39" style:family="paragraph" style:parent-style-name="Table_20_Contents" style:list-style-name="L44">
      <style:text-properties style:font-name="Verdana" fo:font-size="16pt" style:font-size-asian="16pt" style:font-size-complex="16pt"/>
    </style:style>
    <style:style style:name="P40" style:family="paragraph" style:parent-style-name="Table_20_Contents" style:list-style-name="L45">
      <style:text-properties style:font-name="Verdana" fo:font-size="16pt" style:font-size-asian="16pt" style:font-size-complex="16pt"/>
    </style:style>
    <style:style style:name="P41" style:family="paragraph" style:parent-style-name="Table_20_Contents" style:list-style-name="L42">
      <style:text-properties style:font-name="Verdana" fo:font-size="16pt" fo:background-color="#996600" style:font-size-asian="16pt" style:font-size-complex="16pt"/>
    </style:style>
    <style:style style:name="P42" style:family="paragraph" style:parent-style-name="Text_20_body" style:list-style-name="L41">
      <style:paragraph-properties fo:line-height="150%"/>
      <style:text-properties style:font-name="Arial" fo:font-size="16pt" style:font-name-asian="Arial" style:font-size-asian="16pt" style:font-size-complex="16pt"/>
    </style:style>
    <style:style style:name="P4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4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5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6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7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8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9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0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1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2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3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4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5" style:family="paragraph" style:parent-style-name="Text_20_body" style:list-style-name="L11">
      <style:paragraph-properties fo:margin-top="0cm" fo:margin-bottom="0cm" fo:line-height="150%" style:writing-mode="lr-tb">
        <style:tab-stops>
          <style:tab-stop style:position="7.699cm"/>
        </style:tab-stops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6" style:family="paragraph" style:parent-style-name="Text_20_body" style:list-style-name="L13">
      <style:paragraph-properties fo:margin-top="0cm" fo:margin-bottom="0cm" fo:line-height="150%" style:writing-mode="lr-tb">
        <style:tab-stops>
          <style:tab-stop style:position="7.699cm"/>
        </style:tab-stops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7" style:family="paragraph" style:parent-style-name="Text_20_body" style:list-style-name="L15">
      <style:paragraph-properties fo:margin-top="0cm" fo:margin-bottom="0cm" fo:line-height="150%" style:writing-mode="lr-tb">
        <style:tab-stops>
          <style:tab-stop style:position="7.699cm"/>
        </style:tab-stops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8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9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0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1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2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3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4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5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6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7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8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9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0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1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2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3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4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5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6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7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8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9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0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1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2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3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4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5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6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7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8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9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0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1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2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3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4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96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996600" style:font-name-asian="Arial" style:font-size-asian="16pt" style:font-size-complex="16pt"/>
    </style:style>
    <style:style style:name="P97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996600" style:font-name-asian="Arial" style:font-size-asian="16pt" style:language-asian="ja" style:country-asian="JP" style:font-size-complex="16pt"/>
    </style:style>
    <style:style style:name="P98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メイリオ1" fo:font-size="16pt" fo:font-style="normal" style:text-underline-style="none" fo:font-weight="normal" style:text-blinking="false" fo:background-color="transparent" style:font-name-asian="メイリオ1" style:font-size-asian="16pt" style:language-asian="ja" style:country-asian="JP" style:font-size-complex="16pt"/>
    </style:style>
    <style:style style:name="P99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メイリオ1" fo:font-size="16pt" fo:font-style="normal" style:text-underline-style="none" fo:font-weight="normal" style:text-blinking="false" fo:background-color="transparent" style:font-name-asian="メイリオ1" style:font-size-asian="16pt" style:font-size-complex="16pt"/>
    </style:style>
    <style:style style:name="P100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10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/>
    </style:style>
    <style:style style:name="T2" style:family="text">
      <style:text-properties fo:color="#ff0000" fo:background-color="#f4cccc"/>
    </style:style>
    <style:style style:name="T3" style:family="text">
      <style:text-properties fo:color="#ff0000" fo:background-color="#f4cccc" style:language-asian="ja" style:country-asian="JP"/>
    </style:style>
    <style:style style:name="T4" style:family="text">
      <style:text-properties style:text-underline-style="solid" style:text-underline-type="double" style:text-underline-width="auto" style:text-underline-color="font-color"/>
    </style:style>
    <style:style style:name="T5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6" style:family="text">
      <style:text-properties fo:font-variant="normal" fo:text-transform="none" fo:color="#000000" style:text-line-through-style="none" style:font-name="Arial" fo:font-style="italic" style:text-underline-style="none" fo:font-weight="bold" style:text-blinking="false" fo:background-color="#ffcc00" style:font-name-asian="Arial" style:font-style-asian="italic" style:font-weight-asian="bold" style:font-style-complex="italic" style:font-weight-complex="bold"/>
    </style:style>
    <style:style style:name="T7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8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Arial"/>
    </style:style>
    <style:style style:name="T9" style:family="text">
      <style:text-properties fo:font-variant="normal" fo:text-transform="none" fo:color="#000000" style:text-line-through-style="none" fo:font-style="italic" style:text-underline-style="none" fo:font-weight="bold" style:text-blinking="false" style:font-name-asian="Arial" style:font-style-asian="italic" style:font-weight-asian="bold" style:font-style-complex="italic" style:font-weight-complex="bold"/>
    </style:style>
    <style:style style:name="T10" style:family="text">
      <style:text-properties style:text-line-through-style="none" fo:font-size="16pt" style:text-underline-style="none" style:text-blinking="false" fo:background-color="transparent" style:font-size-asian="16pt" style:font-size-complex="16pt"/>
    </style:style>
    <style:style style:name="T11" style:family="text">
      <style:text-properties style:font-name="Verdana"/>
    </style:style>
    <style:style style:name="T12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13" style:family="text">
      <style:text-properties fo:background-color="#ccff66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9pt" style:font-size-asian="9pt" style:font-size-complex="9pt"/>
    </style:style>
    <style:style style:name="T16" style:family="text">
      <style:text-properties fo:background-color="#ffff00"/>
    </style:style>
    <style:style style:name="T17" style:family="text">
      <style:text-properties fo:background-color="#ffff00" style:language-asian="ja" style:country-asian="JP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style:language-asian="ja" style:country-asian="JP"/>
    </style:style>
    <style:style style:name="T20" style:family="text">
      <style:text-properties fo:background-color="#ff9900"/>
    </style:style>
    <style:style style:name="T21" style:family="text">
      <style:text-properties fo:background-color="#ff9900" style:language-asian="ja" style:country-asian="JP"/>
    </style:style>
    <style:style style:name="T22" style:family="text">
      <style:text-properties fo:font-size="13pt" style:font-size-asian="13pt" style:font-size-complex="13pt"/>
    </style:style>
    <style:style style:name="T23" style:family="text">
      <style:text-properties fo:font-size="14pt" style:font-size-asian="14pt" style:font-size-complex="14pt"/>
    </style:style>
    <style:style style:name="T24" style:family="text">
      <style:text-properties fo:color="#0084d1" fo:font-size="28pt" fo:font-weight="bold" fo:background-color="#ffff00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T25" style:family="text">
      <style:text-properties fo:color="#0084d1" fo:font-size="28pt" fo:font-weight="bold" fo:background-color="#ffff00" style:font-size-asian="28pt" style:font-size-complex="28pt"/>
    </style:style>
    <style:style style:name="T26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horizontal-pos="center" style:horizontal-rel="paragraph" draw:ole-draw-aspect="1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next</text:p>
      <table:table table:name="表14" table:style-name="表14">
        <table:table-column table:style-name="表14.A"/>
        <table:table-column table:style-name="表14.B"/>
        <table:table-column table:style-name="表14.C"/>
        <table:table-column table:style-name="表14.D"/>
        <table:table-row table:style-name="表14.1">
          <table:table-cell table:style-name="表14.A1" office:value-type="string">
            <text:p text:style-name="P14">20200825_171613</text:p>
          </table:table-cell>
          <table:table-cell table:style-name="表14.B1" office:value-type="string">
            <text:p text:style-name="P11"/>
          </table:table-cell>
          <table:table-cell table:style-name="表14.B1" office:value-type="string">
            <text:p text:style-name="P8"/>
            <text:p text:style-name="P8"/>
          </table:table-cell>
          <table:table-cell table:style-name="表14.D1" office:value-type="string">
            <text:p text:style-name="P8"/>
            <text:p text:style-name="P8"/>
          </table:table-cell>
        </table:table-row>
        <table:table-row>
          <table:table-cell table:style-name="表14.A2" office:value-type="string">
            <text:p text:style-name="P9">20200826_162602</text:p>
          </table:table-cell>
          <table:table-cell table:style-name="表14.B2" office:value-type="string">
            <text:p text:style-name="P18"/>
          </table:table-cell>
          <table:table-cell table:style-name="表14.B2" office:value-type="string">
            <text:p text:style-name="P8"/>
          </table:table-cell>
          <table:table-cell table:style-name="表14.D2" office:value-type="string">
            <text:p text:style-name="P8"/>
          </table:table-cell>
        </table:table-row>
        <table:table-row>
          <table:table-cell table:style-name="表14.A2" office:value-type="string">
            <text:p text:style-name="P9">20200828_114247</text:p>
          </table:table-cell>
          <table:table-cell table:style-name="表14.B2" office:value-type="string">
            <text:p text:style-name="P18">@@%</text:p>
          </table:table-cell>
          <table:table-cell table:style-name="表14.B2" office:value-type="string">
            <text:p text:style-name="P8"/>
          </table:table-cell>
          <table:table-cell table:style-name="表14.D2" office:value-type="string">
            <text:p text:style-name="P8"/>
          </table:table-cell>
        </table:table-row>
      </table:table>
      <text:p text:style-name="P16">@@#</text:p>
      <text:p text:style-name="P16"/>
      <table:table table:name="表4" table:style-name="表4">
        <table:table-column table:style-name="表4.A"/>
        <table:table-row>
          <table:table-cell table:style-name="表4.A1" office:value-type="string">
            <text:p text:style-name="P8"><text:a xlink:type="simple" xlink:href="http://localhost/Eclipse_Luna/Cake_IFM11/fx_test" text:style-name="Internet_20_link" text:visited-style-name="Visited_20_Internet_20_Link"><text:span text:style-name="T14">http://localhost/Eclipse_Luna/Cake_IFM11/fx_test</text:span></text:a><text:span text:style-name="T14"> </text:span></text:p>
          </table:table-cell>
        </table:table-row>
        <table:table-row>
          <table:table-cell table:style-name="表4.A2" office:value-type="string">
            <text:p text:style-name="P8"><text:a xlink:type="simple" xlink:href="http://localhost/Eclipse_Luna/Cake_IFM11/fx_test/fx_tester_T_1" text:style-name="Internet_20_link" text:visited-style-name="Visited_20_Internet_20_Link"><text:span text:style-name="T14">http://localhost/Eclipse_Luna/Cake_IFM11/fx_test/fx_tester_T_1</text:span></text:a><text:span text:style-name="T14"> </text:span></text:p>
          </table:table-cell>
        </table:table-row>
        <table:table-row>
          <table:table-cell table:style-name="表4.A2" office:value-type="string">
            <text:p text:style-name="P8"><text:a xlink:type="simple" xlink:href="http://localhost/Eclipse_Luna/Cake_IFM11/fx_admin/slice_Raw_Data_By_Week" text:style-name="Internet_20_link" text:visited-style-name="Visited_20_Internet_20_Link"><text:span text:style-name="T14">http://localhost/Eclipse_Luna/Cake_IFM11/fx_admin/slice_Raw_Data_By_Week</text:span></text:a></text:p>
          </table:table-cell>
        </table:table-row>
        <table:table-row>
          <table:table-cell table:style-name="表4.A2" office:value-type="string">
            <text:p text:style-name="P21"><text:a xlink:type="simple" xlink:href="https://www.gaitamefinest.com/services/tol_dem_entry_mt4.php" text:style-name="Internet_20_link" text:visited-style-name="Visited_20_Internet_20_Link">https://www.gaitamefinest.com/services/tol_dem_entry_mt4.php</text:a></text:p>
          </table:table-cell>
        </table:table-row>
        <table:table-row>
          <table:table-cell table:style-name="表4.A2" office:value-type="string">
            <text:p text:style-name="P21"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21"><text:a xlink:type="simple" xlink:href="http://localhost/Eclipse_Luna/Cake_IFM11/fx_utilities/util_3__Gen_Trading_Result_List" text:style-name="Internet_20_link" text:visited-style-name="Visited_20_Internet_20_Link"><text:span text:style-name="T14">http://localhost/Eclipse_Luna/Cake_IFM11/fx_utilities/util_3__Gen_Trading_Result_List</text:span></text:a></text:p>
          </table:table-cell>
        </table:table-row>
        <table:table-row>
          <table:table-cell table:style-name="表4.A2" office:value-type="string">
            <text:p text:style-name="P1"><text:a xlink:type="simple" xlink:href="http://localhost/Eclipse_Luna/Cake_IFM11/fx_admin/slice_Raw_Data" text:style-name="Internet_20_link" text:visited-style-name="Visited_20_Internet_20_Link"><text:span text:style-name="T14">http://localhost/Eclipse_Luna/Cake_IFM11/fx_admin/slice_Raw_Data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8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4">http://localhost/Eclipse_Luna/Cake_IFM11/fx_test/fx_tester_T_1_V2?_Tester_T_1__Order_Genre=_Tester_T_1__Order_Genre__BUY&amp;Tester_T_1__Source_CSV_File_Name=(slice-by-day).(AUDJPY-M5).(2020-05-13).(20200530_134010_951771).csv&amp;Tester_T_1__Source_CSV_Dpath=C</text:span></text:a><text:span text:style-name="T14">:\WORKS_2\WS\WS_Others.prog\prog\D-7\2_2\VIRTUAL\Admin_Projects\curr\data\csv_raw\(slice-by-day).</text:span><text:soft-page-break/><text:span text:style-name="T14">(AUDJPY-M5).(2020-05-13_2020-05-21).</text:span><text:span text:style-name="T14">(20200530_134010_951771)</text:span></text:p>
          </table:table-cell>
        </table:table-row>
        <table:table-row>
          <table:table-cell table:style-name="表4.A2" office:value-type="string">
            <text:p text:style-name="P4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5"/>
          </table:table-cell>
        </table:table-row>
        <table:table-row>
          <table:table-cell table:style-name="表4.A2" office:value-type="string">
            <text:p text:style-name="P5">raw data</text:p>
          </table:table-cell>
        </table:table-row>
        <table:table-row>
          <table:table-cell table:style-name="表4.A2" office:value-type="string">
            <text:p text:style-name="P2">f <text:span text:style-name="T7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30">f C:\Users\iwabuchiken\AppData\Roaming\MetaQuotes\Terminal\34<text:soft-page-break/>B08C83A5AAE27A4079DE708E60511E\MQL4\Files\Report_Trades</text:p>
          </table:table-cell>
        </table:table-row>
        <table:table-row>
          <table:table-cell table:style-name="表4.A2" office:value-type="string">
            <text:p text:style-name="P22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<text:span text:style-name="T14">C</text:span></text:a><text:span text:style-name="T10">:\Users\iwabuchiken\AppData\Roaming\MetaQuotes\Terminal\34</text:span><text:span text:style-name="T10">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30"/>
          </table:table-cell>
        </table:table-row>
        <table:table-row>
          <table:table-cell table:style-name="表4.A2" office:value-type="string">
            <text:p text:style-name="P2">flowcharts</text:p>
          </table:table-cell>
        </table:table-row>
        <table:table-row>
          <table:table-cell table:style-name="表4.A2" office:value-type="string">
            <text:p text:style-name="P8"><text:a xlink:type="simple" xlink:href="http://benfranklin.chips.jp/cake_apps/Cake_IFM11/images/view/38216" text:style-name="Internet_20_link" text:visited-style-name="Visited_20_Internet_20_Link"><text:span text:style-name="T14">http://benfranklin.chips.jp/cake_apps/Cake_IFM11/images/view/38</text:span></text:a><text:a xlink:type="simple" xlink:href="http://benfranklin.chips.jp/cake_apps/Cake_IFM11/images/view/38216" text:style-name="Internet_20_link" text:visited-style-name="Visited_20_Internet_20_Link"><text:span text:style-name="T14">216</text:span></text:a><text:span text:style-name="T14"> &lt;== this</text:span></text:p>
            <text:p text:style-name="P8"><text:a xlink:type="simple" xlink:href="http://benfranklin.chips.jp/cake_apps/Cake_IFM11/images/view/38217" text:style-name="Internet_20_link" text:visited-style-name="Visited_20_Internet_20_Link"><text:span text:style-name="T14">http://benfranklin.chips.jp/cake_apps/Cake_IFM11/images/view/38217</text:span></text:a></text:p>
            <text:p text:style-name="P8"><text:a xlink:type="simple" xlink:href="http://benfranklin.chips.jp/cake_apps/Cake_IFM11/images/view/38215" text:style-name="Internet_20_link" text:visited-style-name="Visited_20_Internet_20_Link"><text:span text:style-name="T14">http://benfranklin.chips.jp/cake_apps/Cake_IFM11/images/view/38215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16"/>
      <text:p text:style-name="P9"><text:span text:style-name="T12">11.3.2_1</text:span>---------------------------------------------------------------------------</text:p>
      <text:p text:style-name="P23">[2] res free# JVEMV6 44#11.3.2_X / 44. currency / 11. prog-mt4 / 3. ea / 2. ea-6 / 20200730_141947</text:p>
      <text:p text:style-name="P9"/>
      <text:p text:style-name="P9">[do] <text:span text:style-name="T2">#_ </text:span></text:p>
      <text:list xml:id="list9053986036885488664" text:style-name="L1">
        <text:list-item>
          <text:p text:style-name="P44">REVIEW </text:p>
          <text:list>
            <text:list-item>
              <text:p text:style-name="P44">TEST </text:p>
              <text:list>
                <text:list-item>
                  <text:p text:style-name="P44">compile ==&gt; </text:p>
                </text:list-item>
                <text:list-item>
                  <text:p text:style-name="P44">run (log files gen-ed) ==&gt; </text:p>
                </text:list-item>
                <text:list-item>
                  <text:p text:style-name="P44">log file ==&gt; </text:p>
                  <text:list>
                    <text:list-item>
                      <text:p text:style-name="P44"><text:span text:style-name="T2">#_ </text:span>“(step : j2 : N : 1) is_Order_Fully_Pending =&gt; false” <text:soft-page-break/>==&gt; OK</text:p>
                    </text:list-item>
                    <text:list-item>
                      <text:p text:style-name="P44"><text:span text:style-name="T2">#_ </text:span>“(step : j3 : ” ==&gt; </text:p>
                    </text:list-item>
                  </text:list>
                </text:list-item>
                <text:list-item>
                  <text:p text:style-name="P44"><text:span text:style-name="T2">#_ </text:span>stop ea ==&gt; </text:p>
                </text:list-item>
                <text:list-item>
                  <text:p text:style-name="P44"><text:span text:style-name="T2">#_ </text:span>see log ==&gt; </text:p>
                </text:list-item>
              </text:list>
            </text:list-item>
          </text:list>
        </text:list-item>
        <text:list-item>
          <text:p text:style-name="P44">TASK : TASKS-41.1 (take_Position__Sell)</text:p>
          <text:list>
            <text:list-item>
              <text:list>
                <text:list-item>
                  <text:p text:style-name="P44">//next:20200728_151019:n</text:p>
                </text:list-item>
              </text:list>
            </text:list-item>
            <text:list-item>
              <text:p text:style-name="P44">T-1.1 : new FUNC</text:p>
              <text:list>
                <text:list-item>
                  <text:p text:style-name="P44">CODE</text:p>
                  <text:list>
                    <text:list-item>
                      <text:p text:style-name="P44">DUP : take_Position__Buy</text:p>
                    </text:list-item>
                    <text:list-item>
                      <text:p text:style-name="P44">==&gt; already coded</text:p>
                    </text:list-item>
                  </text:list>
                </text:list-item>
              </text:list>
            </text:list-item>
            <text:list-item>
              <text:p text:style-name="P44">T-1.2 : use ==&gt; code</text:p>
              <text:list>
                <text:list-item>
                  <text:p text:style-name="P44">CODE : //_20200331_173735:tmp</text:p>
                  <text:list>
                    <text:list-item>
                      <text:p text:style-name="P44">==&gt; the lines therebelow → delete</text:p>
                    </text:list-item>
                  </text:list>
                </text:list-item>
                <text:list-item>
                  <text:p text:style-name="P44">TEST </text:p>
                  <text:list>
                    <text:list-item>
                      <text:p text:style-name="P44">==&gt; OK</text:p>
                    </text:list-item>
                  </text:list>
                </text:list-item>
                <text:list-item>
                  <text:p text:style-name="P44">CODE : //next:20200728_151019:n</text:p>
                  <text:list>
                    <text:list-item>
                      <text:p text:style-name="P44">comment out : “return 0; <text:s text:c="2"/>//debug:20200728_140900:d”</text:p>
                    </text:list-item>
                    <text:list-item>
                      <text:p text:style-name="P44">edit line</text:p>
                    </text:list-item>
                  </text:list>
                </text:list-item>
                <text:list-item>
                  <text:p text:style-name="P44">TEST</text:p>
                  <text:list>
                    <text:list-item>
                      <text:p text:style-name="P44">compile</text:p>
                    </text:list-item>
                    <text:list-item>
                      <text:p text:style-name="P44">run</text:p>
                      <text:list>
                        <text:list-item>
                          <text:p text:style-name="P44">==&gt; search “(step : j3 :”</text:p>
                        </text:list-item>
                        <text:list-item>
                          <text:p text:style-name="P44">===&gt; “OrderSend failed with error #0”</text:p>
                        </text:list-item>
                        <text:list-item>
                          <text:p text:style-name="P44">===&gt; </text:p>
                          <text:list>
                            <text:list-item>
                              <text:p text:style-name="P44">“stoploss<text:tab/>75.331</text:p>
                            </text:list-item>
                            <text:list-item>
                              <text:p text:style-name="P44"><text:soft-page-break/>takeprofit<text:tab/>75.331”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4">T-1.3 : update func ==&gt; take_Position__Sell</text:p>
              <text:list>
                <text:list-item>
                  <text:p text:style-name="P44">CODE : //20200730_145648:head</text:p>
                  <text:list>
                    <text:list-item>
                      <text:p text:style-name="P44">//code:20200730_145823:c</text:p>
                    </text:list-item>
                    <text:list-item>
                      <text:p text:style-name="P44">//debug:20200730_145815:d</text:p>
                    </text:list-item>
                  </text:list>
                </text:list-item>
                <text:list-item>
                  <text:p text:style-name="P44">CODE :</text:p>
                  <text:list>
                    <text:list-item>
                      <text:list>
                        <text:list-item>
                          <text:p text:style-name="P44">//code:20200730_151313:c (init())</text:p>
                        </text:list-item>
                        <text:list-item>
                          <text:p text:style-name="P44">//code:20200730_151828:c ==&gt; take_Position__Sell()</text:p>
                        </text:list-item>
                      </text:list>
                    </text:list-item>
                    <text:list-item>
                      <text:p text:style-name="P44">test ==&gt; take_Position__Sell</text:p>
                    </text:list-item>
                  </text:list>
                </text:list-item>
                <text:list-item>
                  <text:p text:style-name="P44">TEST</text:p>
                  <text:list>
                    <text:list-item>
                      <text:p text:style-name="P44">compile</text:p>
                    </text:list-item>
                    <text:list-item>
                      <text:p text:style-name="P44">run</text:p>
                      <text:list>
                        <text:list-item>
                          <text:p text:style-name="P44">=&gt; search “init() ==&gt; exiting...” (log file)</text:p>
                        </text:list-item>
                        <text:list-item>
                          <text:p text:style-name="P44">===&gt; OK 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4">T-1.4 : debug return ==&gt; comment out</text:p>
              <text:list>
                <text:list-item>
                  <text:p text:style-name="P44">CODE : //debug:20200730_145815:d</text:p>
                </text:list-item>
                <text:list-item>
                  <text:p text:style-name="P44">TEST</text:p>
                  <text:list>
                    <text:list-item>
                      <text:p text:style-name="P44">compile</text:p>
                    </text:list-item>
                    <text:list-item>
                      <text:p text:style-name="P44">=&gt; search “(step : j3 : Y : 2)”</text:p>
                    </text:list-item>
                    <text:list-item>
                      <text:p text:style-name="P44">===&gt; OK</text:p>
                    </text:list-item>
                  </text:list>
                </text:list-item>
                <text:list-item>
                  <text:p text:style-name="P44">PROBLEM</text:p>
                  <text:list>
                    <text:list-item>
                      <text:p text:style-name="P44">order ==&gt; returned “0”</text:p>
                      <text:list>
                        <text:list-item>
                          <text:p text:style-name="P44">“[2020.07.30 15:31:00 / lib_ea_2.mqh:549]OrderSend failed with error #0”</text:p>
                        </text:list-item>
                      </text:list>
                    </text:list-item>
                    <text:list-item>
                      <text:p text:style-name="P44">FOUND ==&gt; “OrderSend” → “volume” ~~&gt; 1</text:p>
                    </text:list-item>
                    <text:list-item>
                      <text:p text:style-name="P44"><text:soft-page-break/>TRY</text:p>
                      <text:list>
                        <text:list-item>
                          <text:p text:style-name="P44">change ==&gt; to : 0.1</text:p>
                        </text:list-item>
                        <text:list-item>
                          <text:p text:style-name="P44">compile</text:p>
                        </text:list-item>
                        <text:list-item>
                          <text:p text:style-name="P44">run</text:p>
                          <text:list>
                            <text:list-item>
                              <text:p text:style-name="P44">==&gt; 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3391140175971687441" text:style-name="L2">
        <text:list-item>
          <text:p text:style-name="P45">TASK : TASKS-41 (trail in SELL order)</text:p>
        </text:list-item>
      </text:list>
      <text:p text:style-name="P9">[further]</text:p>
      <text:p text:style-name="P9"><text:line-break/><text:span text:style-name="T13">[/ XXX] 20200730_154306</text:span></text:p>
      <text:p text:style-name="P9"/>
      <text:p text:style-name="P16"/>
      <text:p text:style-name="P9"><text:span text:style-name="T12">11.3.2_2</text:span>---------------------------------------------------------------------------</text:p>
      <text:p text:style-name="P23">[3] res free# JVEMV6 44#11.3.2_X / 44. currency / 11. prog-mt4 / 3. ea / 2. ea-6 / 20200804_124858</text:p>
      <text:p text:style-name="P9"/>
      <text:p text:style-name="P9">[do] <text:span text:style-name="T2">#_ </text:span></text:p>
      <text:list xml:id="list6217128923428230536" text:style-name="L3">
        <text:list-item>
          <text:p text:style-name="P46">REVIEW </text:p>
        </text:list-item>
        <text:list-item>
          <text:p text:style-name="P46">TASK : TASKS-41 (trail in SELL order) </text:p>
          <text:list>
            <text:list-item>
              <text:p text:style-name="P46">T-1.1 : trail_Orders ==&gt; up to : OrdersTotal</text:p>
              <text:list>
                <text:list-item>
                  <text:p text:style-name="P46">CODE : //code:20200804_125006:c</text:p>
                  <text:list>
                    <text:list-item>
                      <text:list>
                        <text:list-item>
                          <text:p text:style-name="P46">//debug:20200804_125000:d</text:p>
                        </text:list-item>
                      </text:list>
                    </text:list-item>
                  </text:list>
                </text:list-item>
                <text:list-item>
                  <text:p text:style-name="P46">TEST</text:p>
                  <text:list>
                    <text:list-item>
                      <text:p text:style-name="P46">compile</text:p>
                    </text:list-item>
                    <text:list-item>
                      <text:p text:style-name="P46">run</text:p>
                    </text:list-item>
                    <text:list-item>
                      <text:p text:style-name="P46"><text:soft-page-break/><text:span text:style-name="T2">#_ </text:span>search : “numOf_Orders ==&gt; ” ==&gt; OK</text:p>
                      <text:list>
                        <text:list-item>
                          <text:p text:style-name="P46">[ea-6_tester-1].(20200804_125109).(trail-data).log</text:p>
                        </text:list-item>
                      </text:list>
                    </text:list-item>
                  </text:list>
                </text:list-item>
                <text:list-item>
                  <text:p text:style-name="P46">CODE : if-statement : //code:20200804_130436</text:p>
                </text:list-item>
                <text:list-item>
                  <text:p text:style-name="P46"><text:span text:style-name="T2">#_ </text:span>TEST</text:p>
                  <text:list>
                    <text:list-item>
                      <text:p text:style-name="P46">search “pending orders : ” ==&gt; OK</text:p>
                    </text:list-item>
                  </text:list>
                </text:list-item>
              </text:list>
            </text:list-item>
            <text:list-item>
              <text:p text:style-name="P46">T-1.2 : each order ==&gt; show data</text:p>
              <text:list>
                <text:list-item>
                  <text:p text:style-name="P46">CODE : //debug:20200804_130533</text:p>
                </text:list-item>
                <text:list-item>
                  <text:p text:style-name="P46">TEST</text:p>
                  <text:list>
                    <text:list-item>
                      <text:p text:style-name="P46">compile</text:p>
                    </text:list-item>
                    <text:list-item>
                      <text:p text:style-name="P46">run</text:p>
                    </text:list-item>
                    <text:list-item>
                      <text:p text:style-name="P46">s: “numOf_Orders ==&gt; ”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8825464612763336228" text:style-name="L4">
        <text:list-item>
          <text:p text:style-name="P47">TASK : fix</text:p>
          <text:list>
            <text:list-item>
              <text:list>
                <text:list-item>
                  <text:p text:style-name="P47">“Trail threshold = (Open)” ==&gt; calc formula, not correct</text:p>
                </text:list-item>
                <text:list-item>
                  <text:p text:style-name="P47">//next:20200804_132152</text:p>
                </text:list-item>
                <text:list-item>
                  <text:p text:style-name="P47">//next:20200804_132218</text:p>
                </text:list-item>
              </text:list>
            </text:list-item>
          </text:list>
        </text:list-item>
        <text:list-item>
          <text:p text:style-name="P47">TASK-2 : further : //debug:20200804_125000:d</text:p>
        </text:list-item>
      </text:list>
      <text:p text:style-name="P9">[further]</text:p>
      <text:p text:style-name="P9"><text:line-break/><text:span text:style-name="T13">[/ XXX] 20200804_132333</text:span></text:p>
      <text:p text:style-name="P9"/>
      <text:p text:style-name="P16"/>
      <text:p text:style-name="P9"><text:span text:style-name="T12">11.3.2_3</text:span>---------------------------------------------------------------------------</text:p>
      <text:p text:style-name="P23">[4] res free# JVEMV6 44#11.3.2_X / 44. currency / 11. prog-mt4 / <text:soft-page-break/>3. ea / 2. ea-6 / 20200814_150637</text:p>
      <text:p text:style-name="P9"/>
      <text:p text:style-name="P9">[do] <text:span text:style-name="T2">#_ </text:span></text:p>
      <text:list xml:id="list1114683660534959136" text:style-name="L5">
        <text:list-item>
          <text:p text:style-name="P48"><text:span text:style-name="T2">#_ </text:span>REVIEW </text:p>
          <text:list>
            <text:list-item>
              <text:p text:style-name="P48">run : C:\WORKS_2\WS\Eclipse_Luna\Cake_IFM11\app\webroot\Log_Fx_Tester\(tester-1_v2).(AUDJPY-M5).(2020-05-13)(20200814_150733_410589).log</text:p>
            </text:list-item>
            <text:list-item>
              <text:p text:style-name="P48">look into </text:p>
              <text:list>
                <text:list-item>
                  <text:p text:style-name="P48">“numOf_Orders ==&gt; ” ==&gt; OK</text:p>
                </text:list-item>
              </text:list>
            </text:list-item>
          </text:list>
        </text:list-item>
        <text:list-item>
          <text:p text:style-name="P48">TASK-1 : fix</text:p>
          <text:list>
            <text:list-item>
              <text:list>
                <text:list-item>
                  <text:p text:style-name="P48">“Trail threshold = (Open)” ==&gt; calc formula, not correct</text:p>
                </text:list-item>
                <text:list-item>
                  <text:p text:style-name="P48">//next:20200804_132152</text:p>
                </text:list-item>
                <text:list-item>
                  <text:p text:style-name="P48">//next:20200804_132218</text:p>
                </text:list-item>
              </text:list>
            </text:list-item>
            <text:list-item>
              <text:p text:style-name="P48">T-1.1 </text:p>
              <text:list>
                <text:list-item>
                  <text:p text:style-name="P48"><text:span text:style-name="T2">#_ </text:span>CODE</text:p>
                  <text:list>
                    <text:list-item>
                      <text:p text:style-name="P48">edit</text:p>
                      <text:list>
                        <text:list-item>
                          <text:p text:style-name="P48">current : “OrderOpenPrice() <text:span text:style-name="T16">+</text:span> (double) valOf_Threshold_Trailing * Point”</text:p>
                        </text:list-item>
                        <text:list-item>
                          <text:p text:style-name="P48">to : “OrderOpenPrice() <text:span text:style-name="T16">-</text:span> (double) valOf_Threshold_Trailing * Point”</text:p>
                        </text:list-item>
                      </text:list>
                    </text:list-item>
                  </text:list>
                </text:list-item>
                <text:list-item>
                  <text:p text:style-name="P48">TEST</text:p>
                  <text:list>
                    <text:list-item>
                      <text:p text:style-name="P48"><text:span text:style-name="T2">#_ </text:span>compile </text:p>
                    </text:list-item>
                    <text:list-item>
                      <text:p text:style-name="P48">run</text:p>
                      <text:list>
                        <text:list-item>
                          <text:p text:style-name="P48">=&gt; s: “Trail threshold = (Open)”</text:p>
                        </text:list-item>
                        <text:list-item>
                          <text:p text:style-name="P48">===&gt; ISSUE</text:p>
                          <text:list>
                            <text:list-item>
                              <text:p text:style-name="P48"><text:soft-page-break/>“(Bid) - (Trail threshold)<text:tab/>-0.039” ==&gt; should be in positive</text:p>
                            </text:list-item>
                          </text:list>
                        </text:list-item>
                        <text:list-item>
                          <text:p text:style-name="P48">TRY</text:p>
                          <text:list>
                            <text:list-item>
                              <text:p text:style-name="P48">review : codes</text:p>
                            </text:list-item>
                            <text:list-item>
                              <text:p text:style-name="P48">CODE : //code:20200814_153907</text:p>
                              <text:list>
                                <text:list-item>
                                  <text:p text:style-name="P48">variables ==&gt; new</text:p>
                                </text:list-item>
                              </text:list>
                            </text:list-item>
                            <text:list-item>
                              <text:p text:style-name="P48">TEST</text:p>
                              <text:list>
                                <text:list-item>
                                  <text:p text:style-name="P48">compile</text:p>
                                </text:list-item>
                                <text:list-item>
                                  <text:p text:style-name="P48">run </text:p>
                                  <text:list>
                                    <text:list-item>
                                      <text:p text:style-name="P48">=&gt; s: “(Bid) - (Trail threshold)”</text:p>
                                    </text:list-item>
                                    <text:list-item>
                                      <text:p text:style-name="P48">==&gt; 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8">TASK-2 : further : //debug:20200804_125000:d</text:p>
        </text:list-item>
      </text:list>
      <text:p text:style-name="P9"/>
      <text:p text:style-name="P9">[next]</text:p>
      <text:list xml:id="list6773468555124519643" text:style-name="L6">
        <text:list-item>
          <text:p text:style-name="P49">TASK : further : //debug:20200804_125000:d</text:p>
          <text:list>
            <text:list-item>
              <text:p text:style-name="P49">if “(Bid) - (Trail threshold)” &lt; 0 (minus value)</text:p>
              <text:list>
                <text:list-item>
                  <text:p text:style-name="P49">==&gt; change order</text:p>
                </text:list-item>
                <text:list-item>
                  <text:p text:style-name="P49">ref : //ref:20200814_155743 (ea-6.mq4)</text:p>
                </text:list-item>
              </text:list>
            </text:list-item>
          </text:list>
        </text:list-item>
      </text:list>
      <text:p text:style-name="P9">[further]</text:p>
      <text:p text:style-name="P9"><text:line-break/><text:span text:style-name="T13">[/ XXX] 20200814_155840</text:span></text:p>
      <text:p text:style-name="P9"/>
      <text:p text:style-name="P16"/>
      <text:p text:style-name="P9"><text:span text:style-name="T12">11.3.2_4</text:span>---------------------------------------------------------------------------</text:p>
      <text:p text:style-name="P23">[5] res free# JVEMV6 44#11.3.2_X / 44. currency / 11. prog-mt4 / <text:soft-page-break/>3. ea / 2. ea-6 / 20200819_143340</text:p>
      <text:p text:style-name="P9"/>
      <text:p text:style-name="P9">[do] <text:span text:style-name="T2">#_ </text:span></text:p>
      <text:list xml:id="list8158660204322647492" text:style-name="L7">
        <text:list-item>
          <text:p text:style-name="P50">REVIEW </text:p>
        </text:list-item>
        <text:list-item>
          <text:p text:style-name="P50">TASK : further : //debug:20200804_125000:d</text:p>
          <text:list>
            <text:list-item>
              <text:list>
                <text:list-item>
                  <text:p text:style-name="P50">if “(Bid) - (Trail threshold)” &lt; 0 (minus value)</text:p>
                  <text:list>
                    <text:list-item>
                      <text:p text:style-name="P50">==&gt; change order</text:p>
                    </text:list-item>
                    <text:list-item>
                      <text:p text:style-name="P50">ref : //ref:20200814_155743 (ea-6.mq4)</text:p>
                    </text:list-item>
                  </text:list>
                </text:list-item>
              </text:list>
            </text:list-item>
            <text:list-item>
              <text:p text:style-name="P50">T-1.1</text:p>
              <text:list>
                <text:list-item>
                  <text:p text:style-name="P50">CODE : //code:20200819_150937</text:p>
                  <text:list>
                    <text:list-item>
                      <text:p text:style-name="P50">show ==&gt; comparison : (close + val_SL + SPREAD) and (curre SL)</text:p>
                    </text:list-item>
                  </text:list>
                </text:list-item>
                <text:list-item>
                  <text:p text:style-name="P50">TEST</text:p>
                  <text:list>
                    <text:list-item>
                      <text:p text:style-name="P50">==&gt; OK</text:p>
                    </text:list-item>
                  </text:list>
                </text:list-item>
              </text:list>
            </text:list-item>
            <text:list-item>
              <text:p text:style-name="P50">T-1.2 : judge ==&gt; update order?</text:p>
              <text:list>
                <text:list-item>
                  <text:p text:style-name="P50">CODE : //code:20200819_152148</text:p>
                  <text:list>
                    <text:list-item>
                      <text:p text:style-name="P50">move “continue;” : //marker:20200819_152103</text:p>
                    </text:list-item>
                  </text:list>
                </text:list-item>
                <text:list-item>
                  <text:p text:style-name="P50">TEST ==&gt; OK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2509791656909950922" text:style-name="L8">
        <text:list-item>
          <text:p text:style-name="P51">TASK : further : //next:20200819_153808</text:p>
          <text:list>
            <text:list-item>
              <text:list>
                <text:list-item>
                  <text:p text:style-name="P51">if ==&gt; 2 conditions met → modify : current order</text:p>
                </text:list-item>
                <text:list-item>
                  <text:p text:style-name="P51">//ref:20200814_155743</text:p>
                </text:list-item>
                <text:list-item>
                  <text:p text:style-name="P51">also ==&gt; see memo</text:p>
                </text:list-item>
              </text:list>
            </text:list-item>
          </text:list>
        </text:list-item>
      </text:list>
      <text:p text:style-name="P9">[further]</text:p>
      <text:p text:style-name="P9"><text:line-break/><text:soft-page-break/><text:span text:style-name="T13">[/ XXX] </text:span></text:p>
      <text:p text:style-name="P9"/>
      <text:p text:style-name="P16"/>
      <text:p text:style-name="P9"><text:span text:style-name="T12">11.3.2_5</text:span>---------------------------------------------------------------------------</text:p>
      <text:p text:style-name="P23">[6] res free# JVEMV6 44#11.3.2_X / 44. currency / 11. prog-mt4 / 3. ea / 2. ea-6 / 20200820_112703</text:p>
      <text:p text:style-name="P9"/>
      <text:p text:style-name="P9">[do] <text:span text:style-name="T2">#_ </text:span></text:p>
      <text:list xml:id="list2871861329896316967" text:style-name="L9">
        <text:list-item>
          <text:p text:style-name="P52"><text:span text:style-name="T2">#_ </text:span>REVIEW </text:p>
        </text:list-item>
        <text:list-item>
          <text:p text:style-name="P52"><text:span text:style-name="T2">#_ </text:span>SEG-1 : condition ==&gt; cond_OrderModify_3_Final</text:p>
          <text:list>
            <text:list-item>
              <text:p text:style-name="P52">CODE : //code:20200820_112944</text:p>
            </text:list-item>
            <text:list-item>
              <text:p text:style-name="P52">TEST</text:p>
              <text:list>
                <text:list-item>
                  <text:p text:style-name="P52">==&gt; OK</text:p>
                </text:list-item>
              </text:list>
            </text:list-item>
          </text:list>
        </text:list-item>
        <text:list-item>
          <text:p text:style-name="P52">TASK : further : //next:20200819_153808</text:p>
          <text:list>
            <text:list-item>
              <text:list>
                <text:list-item>
                  <text:p text:style-name="P52">if ==&gt; 2 conditions met → modify : current order</text:p>
                </text:list-item>
                <text:list-item>
                  <text:p text:style-name="P52">//ref:20200814_155743</text:p>
                </text:list-item>
                <text:list-item>
                  <text:p text:style-name="P52">also ==&gt; see memo</text:p>
                </text:list-item>
              </text:list>
            </text:list-item>
            <text:list-item>
              <text:p text:style-name="P52">T-1.1 : </text:p>
              <text:list>
                <text:list-item>
                  <text:p text:style-name="P52">CODE : //code:20200820_113128</text:p>
                  <text:list>
                    <text:list-item>
                      <text:p text:style-name="P52">“step : 3 : 2.2 : 2 : N”</text:p>
                    </text:list-item>
                  </text:list>
                </text:list-item>
                <text:list-item>
                  <text:p text:style-name="P52"><text:span text:style-name="T2">#_ </text:span>CODE</text:p>
                  <text:list>
                    <text:list-item>
                      <text:p text:style-name="P52"><text:span text:style-name="T2">#_ </text:span>“step : 3 : 2.2 : 2 : Y” </text:p>
                    </text:list-item>
                    <text:list-item>
                      <text:p text:style-name="P52">step : 3 : 2.2 : 2 : Y : 2 </text:p>
                      <text:list>
                        <text:list-item>
                          <text:p text:style-name="P52">==&gt; exec “OrderModify” → not yet</text:p>
                        </text:list-item>
                      </text:list>
                    </text:list-item>
                  </text:list>
                </text:list-item>
                <text:list-item>
                  <text:p text:style-name="P52">TEST </text:p>
                  <text:list>
                    <text:list-item>
                      <text:p text:style-name="P52"><text:soft-page-break/>=&gt; s: “(for)(step : 3 : 2.2 : 2 : ”</text:p>
                    </text:list-item>
                    <text:list-item>
                      <text:p text:style-name="P52">=&gt; see for the next few minutes</text:p>
                    </text:list-item>
                    <text:list-item>
                      <text:p text:style-name="P52">===&gt; 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2267705871495815924" text:style-name="L10">
        <text:list-item>
          <text:p text:style-name="P53">TASK</text:p>
          <text:list>
            <text:list-item>
              <text:list>
                <text:list-item>
                  <text:p text:style-name="P53">if ==&gt; 2 conditions met → modify : current order (exec)</text:p>
                </text:list-item>
                <text:list-item>
                  <text:p text:style-name="P53">//next:20200820_122658</text:p>
                </text:list-item>
              </text:list>
            </text:list-item>
          </text:list>
        </text:list-item>
      </text:list>
      <text:p text:style-name="P9">[further]</text:p>
      <text:p text:style-name="P9"><text:line-break/><text:span text:style-name="T13">[/ XXX] 20200820_122713</text:span></text:p>
      <text:p text:style-name="P9"/>
      <text:p text:style-name="P16"/>
      <text:p text:style-name="P9"><text:span text:style-name="T12">10.2.2_51</text:span>---------------------------------------------------------------------------</text:p>
      <text:p text:style-name="P24">[52] res free# JVEMV6 44#10.2.2_XX / 44. currency / 10. prog-php / 2. tester / 2. <text:s/>tester_1__V2 / 20200822_165906</text:p>
      <text:p text:style-name="P10"/>
      <text:p text:style-name="P9">[do] <text:span text:style-name="T2">#_ </text:span></text:p>
      <text:list xml:id="list8644978037248320783" text:style-name="L11">
        <text:list-item>
          <text:p text:style-name="P54">REVIEW </text:p>
        </text:list-item>
        <text:list-item>
          <text:p text:style-name="P54">TASK : TASKS-39 (exec tester)</text:p>
          <text:list>
            <text:list-item>
              <text:list>
                <text:list-item>
                  <text:p text:style-name="P54">(slice-by-day).(AUDJPY-M5).(2020-05-13).(20200530_134010_951771).csv</text:p>
                </text:list-item>
                <text:list-item>
                  <text:p text:style-name="P54">==&gt; 200 bars</text:p>
                </text:list-item>
                <text:list-item>
                  <text:p text:style-name="P54">ref : log_JVE_44_10_2.[fx-php-tester].[~20200804_154854].odt</text:p>
                </text:list-item>
              </text:list>
            </text:list-item>
            <text:list-item>
              <text:p text:style-name="P54"><text:soft-page-break/><text:span text:style-name="T2">#_ </text:span>T-1.1</text:p>
              <text:list>
                <text:list-item>
                  <text:p text:style-name="P54">exec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9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2?_Tester_T_1__Order_Genre=_Tester_T_1__Order_Genre__BUY&amp;Tester_T_1__Source_CSV_File_Name=(slice-by-day).(AUDJPY-M5).(2020-05-13).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(20200530_134010_951771).csv&amp;Tester_T_1__Source_CSV_Dpath=C</text:a>:\WORKS_2\WS\WS_Others.prog\prog\D-7\2_2\VIRTUAL\Admin_Projects\curr\data\csv_raw\(slice-by-day).(AUDJPY-M5).(2020-05-13_2020-05-21).(20200530_134010_951771)&amp;Tester_T_1__MaxOf_While_Loop=200</text:p>
          </table:table-cell>
        </table:table-row>
        <table:table-row>
          <table:table-cell table:style-name="表3.A2" office:value-type="string">
            <text:p text:style-name="P9"/>
          </table:table-cell>
        </table:table-row>
      </table:table>
      <text:list xml:id="list34307245" text:continue-numbering="true" text:style-name="L11">
        <text:list-item>
          <text:list>
            <text:list-item>
              <text:p text:style-name="P54">T-1.2 : gen ==&gt; sheet</text:p>
              <text:list>
                <text:list-item>
                  <text:p text:style-name="P54">steps</text:p>
                  <text:list>
                    <text:list-item>
                      <text:p text:style-name="P54">DUP : sheet : 2 </text:p>
                      <text:list>
                        <text:list-item>
                          <text:list>
                            <text:list-item>
                              <text:p text:style-name="P54">C:\WORKS_2\WS\WS_Others.JVEMV6\JVEMV6\44_currency\10_prog-php\2_tester</text:p>
                            </text:list-item>
                            <text:list-item>
                              <text:p text:style-name="P54">log_JVE_44_10_2.2.[session-50~].ods</text:p>
                            </text:list-item>
                          </text:list>
                        </text:list-item>
                        <text:list-item>
                          <text:p text:style-name="P54">M – m &gt; c &gt; Ret</text:p>
                        </text:list-item>
                      </text:list>
                    </text:list-item>
                    <text:list-item>
                      <text:p text:style-name="P54">rename ==&gt; “3”</text:p>
                    </text:list-item>
                    <text:list-item>
                      <text:p text:style-name="P54">delete ==&gt; data area </text:p>
                    </text:list-item>
                    <text:list-item>
                      <text:p text:style-name="P54">C/P : data</text:p>
                    </text:list-item>
                    <text:list-item>
                      <text:p text:style-name="P54">sort : gain/loss ~ start-BB.loc</text:p>
                      <text:list>
                        <text:list-item>
                          <text:p text:style-name="P54">col : P, D</text:p>
                        </text:list-item>
                        <text:list-item>
                          <text:p text:style-name="P54"><text:soft-page-break/>M – d &gt; s</text:p>
                        </text:list-item>
                      </text:list>
                    </text:list-item>
                    <text:list-item>
                      <text:p text:style-name="P55">edit data </text:p>
                      <text:list>
                        <text:list-item>
                          <text:p text:style-name="P54">area location ==&gt; total, g/l → $O$18, a.o.</text:p>
                        </text:list-item>
                        <text:list-item>
                          <text:p text:style-name="P54">address : total, gain, loss</text:p>
                        </text:list-item>
                        <text:list-item>
                          <text:p text:style-name="P54"><text:span text:style-name="T2">#_ </text:span>loss/gain Z1 ~ Z6 </text:p>
                          <text:list>
                            <text:list-item>
                              <text:p text:style-name="P89">loss</text:p>
                            </text:list-item>
                            <text:list-item>
                              <text:p text:style-name="P89">gain</text:p>
                            </text:list-item>
                            <text:list-item>
                              <text:p text:style-name="P89">sum gain</text:p>
                            </text:list-item>
                            <text:list-item>
                              <text:p text:style-name="P89">sum los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9">T-1.3 : observe</text:p>
              <text:list>
                <text:list-item>
                  <text:p text:style-name="P89"><draw:frame draw:style-name="fr1" draw:name="オブジェクト1" text:anchor-type="paragraph" svg:x="3.911cm" svg:y="1.478cm" svg:width="3.572cm" svg:height="4.203cm" draw:z-index="0"><draw:object xlink:href="./Object 1" xlink:type="simple" xlink:show="embed" xlink:actuate="onLoad"/><draw:image xlink:href="./ObjectReplacements/Object 1" xlink:type="simple" xlink:show="embed" xlink:actuate="onLoad"/></draw:frame>gain - loss</text:p>
                </text:list-item>
              </text:list>
            </text:list-item>
          </text:list>
        </text:list-item>
        <text:list-item>
          <text:p text:style-name="P54">TASK-2 : TASKS-39.1 (exec tester) : ==&gt; all bars</text:p>
          <text:list>
            <text:list-item>
              <text:p text:style-name="P54">T-2.1 : gen → data</text:p>
            </text:list-item>
          </text:list>
        </text:list-item>
      </text:list>
      <table:table table:name="表6" table:style-name="表6">
        <table:table-column table:style-name="表6.A"/>
        <table:table-row>
          <table:table-cell table:style-name="表6.A1" office:value-type="string">
            <text:p text:style-name="P9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2?_Tester_T_1__Order_Genre=_Tester_T_1__Order_Genre__BUY&amp;Tester_T_1__Source_CSV_File_Name=(slice-by-day).(AUDJPY-M5).(2020-05-13).(20200530_134010_951771).csv&amp;Tester_T_1__Source_CSV_Dpath=C</text:a>:\WORKS_2\WS\WS_Others.prog\prog\D-7\2_2\VIRTUAL\Admin_Projects\curr\data\csv_raw\(slice-by-day).<text:soft-page-break/>(AUDJPY-M5).(2020-05-13_2020-05-21).(20200530_134010_951771)&amp;Tester_T_1__MaxOf_While_Loop=280</text:p>
          </table:table-cell>
        </table:table-row>
        <table:table-row>
          <table:table-cell table:style-name="表6.A2" office:value-type="string">
            <text:p text:style-name="P9"/>
          </table:table-cell>
        </table:table-row>
      </table:table>
      <text:list xml:id="list34314703" text:continue-numbering="true" text:style-name="L11">
        <text:list-item>
          <text:list>
            <text:list-item>
              <text:list>
                <text:list-item>
                  <text:p text:style-name="P54">csv : num of data (total) ==&gt; 289 → max = 280</text:p>
                </text:list-item>
                <text:list-item>
                  <text:p text:style-name="P54">exec </text:p>
                </text:list-item>
              </text:list>
            </text:list-item>
            <text:list-item>
              <text:p text:style-name="P54">T-2.2 : gen ==&gt; sheet</text:p>
              <text:list>
                <text:list-item>
                  <text:p text:style-name="P54">steps</text:p>
                  <text:list>
                    <text:list-item>
                      <text:p text:style-name="P54">DUP : sheet : 3</text:p>
                      <text:list>
                        <text:list-item>
                          <text:list>
                            <text:list-item>
                              <text:p text:style-name="P54">C:\WORKS_2\WS\WS_Others.JVEMV6\JVEMV6\44_currency\10_prog-php\2_tester</text:p>
                            </text:list-item>
                            <text:list-item>
                              <text:p text:style-name="P54">log_JVE_44_10_2.2.[session-50~].ods</text:p>
                            </text:list-item>
                          </text:list>
                        </text:list-item>
                        <text:list-item>
                          <text:p text:style-name="P54">M – m &gt; c &gt; Ret</text:p>
                        </text:list-item>
                      </text:list>
                    </text:list-item>
                    <text:list-item>
                      <text:p text:style-name="P54">rename ==&gt; “4”</text:p>
                    </text:list-item>
                    <text:list-item>
                      <text:p text:style-name="P54">delete ==&gt; data area </text:p>
                    </text:list-item>
                    <text:list-item>
                      <text:p text:style-name="P54">C/P : data (unicode)</text:p>
                    </text:list-item>
                    <text:list-item>
                      <text:p text:style-name="P54">sort : gain/loss ~ start-BB.loc</text:p>
                      <text:list>
                        <text:list-item>
                          <text:p text:style-name="P54">col : P, D</text:p>
                        </text:list-item>
                        <text:list-item>
                          <text:p text:style-name="P54">M – d &gt; s</text:p>
                        </text:list-item>
                      </text:list>
                    </text:list-item>
                    <text:list-item>
                      <text:p text:style-name="P55">edit data </text:p>
                      <text:list>
                        <text:list-item>
                          <text:p text:style-name="P54">address : total, gain, loss </text:p>
                        </text:list-item>
                        <text:list-item>
                          <text:p text:style-name="P54">area location ==&gt; total, g/l → $O$18, a.o.</text:p>
                        </text:list-item>
                        <text:list-item>
                          <text:p text:style-name="P54">loss/gain Z1 ~ Z6 </text:p>
                          <text:list>
                            <text:list-item>
                              <text:p text:style-name="P89">loss</text:p>
                            </text:list-item>
                            <text:list-item>
                              <text:p text:style-name="P89">gain</text:p>
                            </text:list-item>
                            <text:list-item>
                              <text:p text:style-name="P89">sum gain</text:p>
                            </text:list-item>
                            <text:list-item>
                              <text:p text:style-name="P89"><text:soft-page-break/>sum los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9">T-2.3 : observe</text:p>
              <text:list>
                <text:list-item>
                  <text:p text:style-name="P89">gain – loss</text:p>
                </text:list-item>
              </text:list>
            </text:list-item>
          </text:list>
        </text:list-item>
      </text:list>
      <text:p text:style-name="P11"><draw:frame draw:style-name="fr1" draw:name="オブジェクト2" text:anchor-type="paragraph" svg:x="2.715cm" svg:y="-1cm" svg:width="3.572cm" svg:height="4.203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9">[next]</text:p>
      <text:list xml:id="list4237190190622402347" text:style-name="L12">
        <text:list-item>
          <text:p text:style-name="P58">TASK : TASKS-39.2 (oth<text:span text:style-name="T19">er dates)</text:span></text:p>
        </text:list-item>
      </text:list>
      <text:p text:style-name="P10">[further]</text:p>
      <text:p text:style-name="P10"/>
      <text:p text:style-name="P12">[/ XXX] 20200822_174616</text:p>
      <text:p text:style-name="P10"/>
      <text:p text:style-name="P16"/>
      <text:p text:style-name="P9"><text:span text:style-name="T12">10.2.2_52</text:span>---------------------------------------------------------------------------</text:p>
      <text:p text:style-name="P24">[53] res free# JVEMV6 44#10.2.2_XX / 44. currency / 10. prog-php / 2. tester / 2. <text:s/>tester_1__V2 / 20200823_104532</text:p>
      <text:p text:style-name="P10"/>
      <text:p text:style-name="P9">[do] <text:span text:style-name="T2">#_ </text:span></text:p>
      <text:list xml:id="list8636027594444519567" text:style-name="L13">
        <text:list-item>
          <text:p text:style-name="P59">REVIEW </text:p>
        </text:list-item>
        <text:list-item>
          <text:p text:style-name="P59">TASK : TASKS-39.2 (oth<text:span text:style-name="T19">er dates)</text:span></text:p>
          <text:list>
            <text:list-item>
              <text:p text:style-name="P59"><text:span text:style-name="T3">#_ </text:span><text:span text:style-name="T19">T-1.1</text:span></text:p>
              <text:list>
                <text:list-item>
                  <text:p text:style-name="P90">url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9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</text:a><text:soft-page-break/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2?_Tester_T_1__Order_Genre=_Tester_T_1__Order_Genre__BUY&amp;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Tester_T_1__Source_CSV_File_Name=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6">(slice-by-day).(AUDJPY-M5).(2020-05-1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7">4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6">).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6">(20200530_134010_951771).csv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&amp;Tester_T_1__Source_CSV_Dpath=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6">C</text:span></text:a><text:span text:style-name="T16">:\WORKS_2\WS\WS_Others.prog\prog\D-7\2_2\VIRTUAL\Admin_Projects\curr\data\csv_raw\(slice-by-day).(AUDJPY-M5).(2020-05-13_2020-05-21).(20200530_134010_951771)</text:span>&amp;Tester_T_1__MaxOf_While_Loop=<text:span text:style-name="T16">285</text:span></text:p>
          </table:table-cell>
        </table:table-row>
        <table:table-row>
          <table:table-cell table:style-name="表7.A2" office:value-type="string">
            <text:p text:style-name="P9"/>
          </table:table-cell>
        </table:table-row>
      </table:table>
      <text:list xml:id="list34319836" text:continue-numbering="true" text:style-name="L13">
        <text:list-item>
          <text:list>
            <text:list-item>
              <text:p text:style-name="P35">T-1.2 : gen ==&gt; sheet</text:p>
              <text:list>
                <text:list-item>
                  <text:p text:style-name="P59">steps </text:p>
                  <text:list>
                    <text:list-item>
                      <text:p text:style-name="P59">DUP : sheet : 5</text:p>
                      <text:list>
                        <text:list-item>
                          <text:list>
                            <text:list-item>
                              <text:p text:style-name="P59">C:\WORKS_2\WS\WS_Others.JVEMV6\JVEMV6\44_currency\10_prog-php\2_tester</text:p>
                            </text:list-item>
                            <text:list-item>
                              <text:p text:style-name="P59">log_JVE_44_10_2.2.[session-50~].ods</text:p>
                            </text:list-item>
                          </text:list>
                        </text:list-item>
                        <text:list-item>
                          <text:p text:style-name="P59">M – m &gt; c &gt; Ret</text:p>
                        </text:list-item>
                      </text:list>
                    </text:list-item>
                    <text:list-item>
                      <text:p text:style-name="P59">rename ==&gt; “5”</text:p>
                      <text:list>
                        <text:list-item>
                          <text:p text:style-name="P59">M – o &gt; s &gt; r</text:p>
                        </text:list-item>
                      </text:list>
                    </text:list-item>
                    <text:list-item>
                      <text:p text:style-name="P59">delete ==&gt; data area </text:p>
                    </text:list-item>
                    <text:list-item>
                      <text:p text:style-name="P59">C/P : data (unicode)</text:p>
                    </text:list-item>
                    <text:list-item>
                      <text:p text:style-name="P59">sort : gain/loss ~ start-BB.loc</text:p>
                      <text:list>
                        <text:list-item>
                          <text:p text:style-name="P59">col : P, D</text:p>
                        </text:list-item>
                        <text:list-item>
                          <text:p text:style-name="P59">M – d &gt; s</text:p>
                        </text:list-item>
                      </text:list>
                    </text:list-item>
                    <text:list-item>
                      <text:p text:style-name="P56">edit data </text:p>
                      <text:list>
                        <text:list-item>
                          <text:p text:style-name="P59"><text:soft-page-break/>address : total, gain, loss </text:p>
                        </text:list-item>
                        <text:list-item>
                          <text:p text:style-name="P59"><text:span text:style-name="T2">#_ </text:span>area location ==&gt; total, g/l → $O$18, a.o.</text:p>
                        </text:list-item>
                        <text:list-item>
                          <text:p text:style-name="P59">loss/gain Z1 ~ Z6 </text:p>
                          <text:list>
                            <text:list-item>
                              <text:p text:style-name="P90">loss</text:p>
                            </text:list-item>
                            <text:list-item>
                              <text:p text:style-name="P90">gain</text:p>
                            </text:list-item>
                            <text:list-item>
                              <text:p text:style-name="P90">sum gain</text:p>
                            </text:list-item>
                            <text:list-item>
                              <text:p text:style-name="P35">sum los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5">T-1.3 : observe</text:p>
              <text:list>
                <text:list-item>
                  <text:p text:style-name="P35"><draw:frame draw:style-name="fr1" draw:name="オブジェクト3" text:anchor-type="paragraph" svg:x="2.718cm" svg:y="1.012cm" svg:width="4.209cm" svg:height="3.706cm" draw:z-index="2"><draw:object xlink:href="./Object 3" xlink:type="simple" xlink:show="embed" xlink:actuate="onLoad"/><draw:image xlink:href="./ObjectReplacements/Object 3" xlink:type="simple" xlink:show="embed" xlink:actuate="onLoad"/></draw:frame>gain – loss</text:p>
                </text:list-item>
              </text:list>
            </text:list-item>
          </text:list>
        </text:list-item>
        <text:list-item>
          <text:p text:style-name="P35">TASK-3 : TASKS-39.2 (other dates)</text:p>
          <text:list>
            <text:list-item>
              <text:p text:style-name="P35">==&gt; 5/15</text:p>
            </text:list-item>
            <text:list-item>
              <text:p text:style-name="P35">T-3.1 : gen → data</text:p>
            </text:list-item>
          </text:list>
        </text:list-item>
      </text:list>
      <table:table table:name="表8" table:style-name="表8">
        <table:table-column table:style-name="表8.A"/>
        <table:table-row>
          <table:table-cell table:style-name="表8.A1" office:value-type="string">
            <text:p text:style-name="P9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2?_Tester_T_1__Order_Genre=_Tester_T_1__Order_Genre__BUY&amp;Tester_T_1__Source_CSV_File_Name=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6">(slice-by-day).(AUDJPY-M5).(2020-05-1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7">5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6">).(20200530_134010_951771).csv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&amp;Tester_T_1__Source_CSV_Dpath=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6">C</text:span></text:a><text:span text:style-name="T16">:\WORKS_2\WS\WS_Others.prog\prog\D-7\2_2\VIRTUAL\Admin_Projects\curr\data\csv_raw\(slice-by-day).(AUDJPY-M5).(2020-05-13_2020-05-21).(20200530_134010_951771)</text:span>&amp;Tester_T_1__MaxOf_While_Loop=<text:span text:style-name="T16">2</text:span><text:soft-page-break/><text:span text:style-name="T16">80</text:span></text:p>
          </table:table-cell>
        </table:table-row>
        <table:table-row>
          <table:table-cell table:style-name="表8.A2" office:value-type="string">
            <text:p text:style-name="P9"/>
          </table:table-cell>
        </table:table-row>
      </table:table>
      <text:list xml:id="list34311842" text:continue-numbering="true" text:style-name="L13">
        <text:list-item>
          <text:list>
            <text:list-item>
              <text:list>
                <text:list-item>
                  <text:p text:style-name="P59">csv : num of data (total) ==&gt; 289 → max = 280</text:p>
                </text:list-item>
                <text:list-item>
                  <text:p text:style-name="P59">exec </text:p>
                </text:list-item>
              </text:list>
            </text:list-item>
            <text:list-item>
              <text:p text:style-name="P59">T-3.2 : gen ==&gt; sheet </text:p>
              <text:list>
                <text:list-item>
                  <text:p text:style-name="P59">steps </text:p>
                  <text:list>
                    <text:list-item>
                      <text:p text:style-name="P59">DUP : sheet : 5 </text:p>
                      <text:list>
                        <text:list-item>
                          <text:list>
                            <text:list-item>
                              <text:p text:style-name="P59">C:\WORKS_2\WS\WS_Others.JVEMV6\JVEMV6\44_currency\10_prog-php\2_tester</text:p>
                            </text:list-item>
                            <text:list-item>
                              <text:p text:style-name="P59">log_JVE_44_10_2.2.[session-50~].ods</text:p>
                            </text:list-item>
                          </text:list>
                        </text:list-item>
                        <text:list-item>
                          <text:p text:style-name="P59">M – m &gt; c &gt; Ret</text:p>
                        </text:list-item>
                      </text:list>
                    </text:list-item>
                    <text:list-item>
                      <text:p text:style-name="P59">rename ==&gt; “6”</text:p>
                      <text:list>
                        <text:list-item>
                          <text:p text:style-name="P59">M – o &gt; s &gt; r</text:p>
                        </text:list-item>
                      </text:list>
                    </text:list-item>
                    <text:list-item>
                      <text:p text:style-name="P59">delete ==&gt; data area </text:p>
                    </text:list-item>
                    <text:list-item>
                      <text:p text:style-name="P59">C/P : data (unicode)</text:p>
                    </text:list-item>
                    <text:list-item>
                      <text:p text:style-name="P59">sort : gain/loss ~ start-BB.loc</text:p>
                      <text:list>
                        <text:list-item>
                          <text:p text:style-name="P59">col : P, D</text:p>
                        </text:list-item>
                        <text:list-item>
                          <text:p text:style-name="P59">M – d &gt; s</text:p>
                        </text:list-item>
                      </text:list>
                    </text:list-item>
                    <text:list-item>
                      <text:p text:style-name="P56">edit data </text:p>
                      <text:list>
                        <text:list-item>
                          <text:p text:style-name="P59">address : total, gain, loss </text:p>
                        </text:list-item>
                        <text:list-item>
                          <text:p text:style-name="P59">area location ==&gt; total, g/l → $O$18, a.o.</text:p>
                        </text:list-item>
                        <text:list-item>
                          <text:p text:style-name="P59">loss/gain Z1 ~ Z6 </text:p>
                          <text:list>
                            <text:list-item>
                              <text:p text:style-name="P90">loss</text:p>
                            </text:list-item>
                            <text:list-item>
                              <text:p text:style-name="P90">gain</text:p>
                            </text:list-item>
                            <text:list-item>
                              <text:p text:style-name="P90">sum gain</text:p>
                            </text:list-item>
                            <text:list-item>
                              <text:p text:style-name="P35">sum los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5"><text:soft-page-break/>T-1.3 : observe</text:p>
              <text:list>
                <text:list-item>
                  <text:p text:style-name="P35">gain – loss</text:p>
                </text:list-item>
                <text:list-item>
                  <text:p text:style-name="P35"><draw:frame draw:style-name="fr1" draw:name="オブジェクト4" text:anchor-type="paragraph" svg:x="2.715cm" svg:y="0cm" svg:width="3.572cm" svg:height="4.203cm" draw:z-index="3"><draw:object xlink:href="./Object 4" xlink:type="simple" xlink:show="embed" xlink:actuate="onLoad"/><draw:image xlink:href="./ObjectReplacements/Object 4" xlink:type="simple" xlink:show="embed" xlink:actuate="onLoad"/></draw:frame></text:p>
                </text:list-item>
              </text:list>
            </text:list-item>
          </text:list>
        </text:list-item>
      </text:list>
      <text:p text:style-name="P9">[next]</text:p>
      <text:list xml:id="list2010581430861255761" text:style-name="L14">
        <text:list-item>
          <text:p text:style-name="P60">TASK : <text:span text:style-name="T19">TASKS-39.2 (other dates)</text:span></text:p>
          <text:list>
            <text:list-item>
              <text:list>
                <text:list-item>
                  <text:p text:style-name="P91">==&gt; 5/18 ~ /21</text:p>
                </text:list-item>
              </text:list>
            </text:list-item>
          </text:list>
        </text:list-item>
      </text:list>
      <text:p text:style-name="P9">[further]</text:p>
      <text:p text:style-name="P9"/>
      <text:p text:style-name="P12">[/ XXX] 20200823_114853</text:p>
      <text:p text:style-name="P10"/>
      <text:p text:style-name="P17"/>
      <text:p text:style-name="P9"><text:span text:style-name="T12">10.2.2_53</text:span>---------------------------------------------------------------------------</text:p>
      <text:p text:style-name="P24">[54] res free# JVEMV6 44#10.2.2_XX / 44. currency / 10. prog-php / 2. tester / 2. <text:s/>tester_1__V2 / 20200823_104532</text:p>
      <text:p text:style-name="P10"/>
      <text:p text:style-name="P9">[do] <text:span text:style-name="T2">#_ </text:span></text:p>
      <text:list xml:id="list7133238277647117607" text:style-name="L15">
        <text:list-item>
          <text:p text:style-name="P61">REVIEW </text:p>
        </text:list-item>
        <text:list-item>
          <text:p text:style-name="P61">TASK : <text:span text:style-name="T19">TASKS-39.2 (other dates)</text:span></text:p>
          <text:list>
            <text:list-item>
              <text:list>
                <text:list-item>
                  <text:p text:style-name="P92">==&gt; 5/18 ~ /21 </text:p>
                </text:list-item>
              </text:list>
            </text:list-item>
            <text:list-item>
              <text:p text:style-name="P92">T-1.1 : <text:s/>gen data ==&gt; 5/18 ~ /21</text:p>
              <text:list>
                <text:list-item>
                  <text:p text:style-name="P92">5/21<text:tab/>115 </text:p>
                </text:list-item>
              </text:list>
            </text:list-item>
          </text:list>
        </text:list-item>
      </text:list>
      <table:table table:name="表9" table:style-name="表9">
        <table:table-column table:style-name="表9.A"/>
        <text:soft-page-break/>
        <table:table-row>
          <table:table-cell table:style-name="表9.A1" office:value-type="string">
            <text:p text:style-name="P9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2?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_Tester_T_1__Order_Genre=_Tester_T_1__Order_Genre__BUY&amp;Tester_T_1__Source_CSV_File_Name=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6">(slice-by-day).(AUDJPY-M5).(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20">2020-05-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2</text:a><text:span text:style-name="T21">1</text:span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6">).(20200530_134010_951771).csv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&amp;Tester_T_1__Source_CSV_Dpath=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6">C</text:span></text:a><text:span text:style-name="T16">:\WORKS_2\WS\WS_Others.prog\prog\D-7\2_2\VIRTUAL\Admin_Projects\curr\data\csv_raw\(slice-by-day).(AUDJPY-M5).(2020-05-13_2020-05-21).(20200530_134010_951771)</text:span>&amp;Tester_T_1__MaxOf_While_Loop=<text:span text:style-name="T20">115</text:span></text:p>
          </table:table-cell>
        </table:table-row>
        <table:table-row>
          <table:table-cell table:style-name="表9.A2" office:value-type="string">
            <text:p text:style-name="P9"/>
          </table:table-cell>
        </table:table-row>
      </table:table>
      <text:list xml:id="list34322451" text:continue-numbering="true" text:style-name="L15">
        <text:list-item>
          <text:list>
            <text:list-item>
              <text:p text:style-name="P92">T-1.2 : gen ==&gt; sheet </text:p>
              <text:list>
                <text:list-item>
                  <text:p text:style-name="P61">steps </text:p>
                  <text:list>
                    <text:list-item>
                      <text:p text:style-name="P61">DUP : sheet : 5 </text:p>
                    </text:list-item>
                  </text:list>
                </text:list-item>
              </text:list>
            </text:list-item>
          </text:list>
        </text:list-item>
      </text:list>
      <table:table table:name="表11" table:style-name="表11">
        <table:table-column table:style-name="表11.A"/>
        <table:table-row>
          <table:table-cell table:style-name="表11.A1" office:value-type="string">
            <text:p text:style-name="P9">C:\WORKS_2\WS\WS_Others.JVEMV6\JVEMV6\44_currency\10_prog-php\2_tester</text:p>
          </table:table-cell>
        </table:table-row>
        <table:table-row>
          <table:table-cell table:style-name="表11.A2" office:value-type="string">
            <text:p text:style-name="P9">log_JVE_44_10_2.2.[session-50~].ods</text:p>
          </table:table-cell>
        </table:table-row>
        <table:table-row>
          <table:table-cell table:style-name="表11.A2" office:value-type="string">
            <text:p text:style-name="P9">M – e &gt; s &gt; s &gt; a &gt; Ret &gt; M – c &gt; Ret</text:p>
          </table:table-cell>
        </table:table-row>
      </table:table>
      <text:p text:style-name="P9"/>
      <text:list xml:id="list34320699" text:continue-numbering="true" text:style-name="L15">
        <text:list-item>
          <text:list>
            <text:list-item>
              <text:list>
                <text:list-item>
                  <text:list>
                    <text:list-item>
                      <text:p text:style-name="P61">rename ==&gt; “6”</text:p>
                    </text:list-item>
                  </text:list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row>
          <table:table-cell table:style-name="表12.A1" office:value-type="string">
            <text:p text:style-name="P9">M – o &gt; s &gt; r</text:p>
          </table:table-cell>
        </table:table-row>
      </table:table>
      <text:p text:style-name="P9"/>
      <text:list xml:id="list34315095" text:continue-numbering="true" text:style-name="L15">
        <text:list-item>
          <text:list>
            <text:list-item>
              <text:list>
                <text:list-item>
                  <text:list>
                    <text:list-item>
                      <text:p text:style-name="P61">delete ==&gt; data area </text:p>
                    </text:list-item>
                    <text:list-item>
                      <text:p text:style-name="P61">C/P : data (unicode)</text:p>
                    </text:list-item>
                    <text:list-item>
                      <text:p text:style-name="P61">sort : gain/loss ~ start-BB.loc</text:p>
                      <text:list>
                        <text:list-item>
                          <text:p text:style-name="P61">col : P, D<text:tab/>(M – d &gt; s)</text:p>
                        </text:list-item>
                      </text:list>
                    </text:list-item>
                    <text:list-item>
                      <text:p text:style-name="P57"><text:soft-page-break/>edit data </text:p>
                      <text:list>
                        <text:list-item>
                          <text:p text:style-name="P57">steps</text:p>
                          <text:list>
                            <text:list-item>
                              <text:p text:style-name="P57">M – t &gt; q &gt; M – f (“<text:span text:style-name="T19">数式</text:span>”)</text:p>
                            </text:list-item>
                            <text:list-item>
                              <text:p text:style-name="P57">C/P ==&gt; prev/current addresses (paste values)</text:p>
                            </text:list-item>
                            <text:list-item>
                              <text:p text:style-name="P57">select ==&gt; O2:T15</text:p>
                            </text:list-item>
                            <text:list-item>
                              <text:p text:style-name="P57">replace</text:p>
                            </text:list-item>
                          </text:list>
                        </text:list-item>
                        <text:list-item>
                          <text:p text:style-name="P96">address : total, gain, loss </text:p>
                        </text:list-item>
                        <text:list-item>
                          <text:p text:style-name="P96"><text:span text:style-name="T1">#_ </text:span>area location ==&gt; total, g/l → $O$18, a.o.</text:p>
                        </text:list-item>
                        <text:list-item>
                          <text:p text:style-name="P96">loss/gain Z1 ~ Z6 </text:p>
                          <text:list>
                            <text:list-item>
                              <text:p text:style-name="P97">loss / gain</text:p>
                            </text:list-item>
                            <text:list-item>
                              <text:p text:style-name="P97">sum gain / sum loss</text:p>
                            </text:list-item>
                          </text:list>
                        </text:list-item>
                        <text:list-item>
                          <text:p text:style-name="P92">gen ==&gt; graph</text:p>
                          <text:list>
                            <text:list-item>
                              <text:p text:style-name="P92">M - i &gt; c &gt; M - f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6">T-1.3 : observe</text:p>
              <text:list>
                <text:list-item>
                  <text:p text:style-name="P92">gain – loss</text:p>
                  <text:list>
                    <text:list-item>
                      <text:p text:style-name="P92">5/18</text:p>
                    </text:list-item>
                    <text:list-item>
                      <text:p text:style-name="P92"><draw:frame draw:style-name="fr1" draw:name="オブジェクト5" text:anchor-type="paragraph" svg:x="0.714cm" svg:y="0cm" svg:width="3.572cm" svg:height="4.203cm" draw:z-index="7"><draw:object xlink:href="./Object 5" xlink:type="simple" xlink:show="embed" xlink:actuate="onLoad"/><draw:image xlink:href="./ObjectReplacements/Object 5" xlink:type="simple" xlink:show="embed" xlink:actuate="onLoad"/></draw:frame><draw:frame draw:style-name="fr1" draw:name="オブジェクト6" text:anchor-type="paragraph" svg:x="5.579cm" svg:y="0.026cm" svg:width="11.241cm" svg:height="6.324cm" draw:z-index="5"><draw:object xlink:href="./Object 6" xlink:type="simple" xlink:show="embed" xlink:actuate="onLoad"/><draw:image xlink:href="./ObjectReplacements/Object 6" xlink:type="simple" xlink:show="embed" xlink:actuate="onLoad"/></draw:frame>5/19</text:p>
                    </text:list-item>
                    <text:list-item>
                      <text:p text:style-name="P92"><draw:frame draw:style-name="fr1" draw:name="オブジェクト7" text:anchor-type="paragraph" svg:x="5.062cm" svg:y="0cm" svg:width="8.465cm" svg:height="4.763cm" draw:z-index="8"><draw:object xlink:href="./Object 7" xlink:type="simple" xlink:show="embed" xlink:actuate="onLoad"/><draw:image xlink:href="./ObjectReplacements/Object 7" xlink:type="simple" xlink:show="embed" xlink:actuate="onLoad"/></draw:frame><text:soft-page-break/>5/20</text:p>
                    </text:list-item>
                    <text:list-item>
                      <text:p text:style-name="P92"><draw:frame draw:style-name="fr2" draw:name="オブジェクト8" text:anchor-type="paragraph" svg:width="8.063cm" svg:height="4.535cm" draw:z-index="6"><draw:object xlink:href="./Object 8" xlink:type="simple" xlink:show="embed" xlink:actuate="onLoad"/><draw:image xlink:href="./ObjectReplacements/Object 8" xlink:type="simple" xlink:show="embed" xlink:actuate="onLoad"/></draw:frame>5/21</text:p>
                    </text:list-item>
                    <text:list-item>
                      <text:p text:style-name="P92"><draw:frame draw:style-name="fr3" draw:name="オブジェクト9" text:anchor-type="paragraph" svg:width="8.075cm" svg:height="4.542cm" draw:z-index="4"><draw:object xlink:href="./Object 9" xlink:type="simple" xlink:show="embed" xlink:actuate="onLoad"/><draw:image xlink:href="./ObjectReplacements/Object 9" xlink:type="simple" xlink:show="embed" xlink:actuate="onLoad"/></draw:frame></text:p>
                    </text:list-item>
                    <text:list-item>
                      <text:p text:style-name="P92"/>
                    </text:list-item>
                  </text:list>
                </text:list-item>
                <text:list-item>
                  <text:p text:style-name="P92">5/13 ~ 5/18 ==&gt; Z4~6 は、　=&gt;　おしなべて、プラス</text:p>
                </text:list-item>
                <text:list-item>
                  <text:p text:style-name="P98">Z2　=&gt;　振幅、크다.</text:p>
                </text:list-item>
              </text:list>
            </text:list-item>
          </text:list>
        </text:list-item>
      </text:list>
      <text:p text:style-name="P15">[next]</text:p>
      <text:list xml:id="list3467269958886820357" text:style-name="L16">
        <text:list-item>
          <text:p text:style-name="P99">TASK : <text:span text:style-name="T19">今回作ったシートたち　=&gt;　もう一度、관찰하자</text:span></text:p>
        </text:list-item>
      </text:list>
      <text:p text:style-name="P15"><text:soft-page-break/>[further]</text:p>
      <text:p text:style-name="P9"/>
      <text:p text:style-name="P12">[/ XXX] 20200824_122712</text:p>
      <text:p text:style-name="P10"/>
      <text:p text:style-name="P16"/>
      <text:p text:style-name="P9"><text:span text:style-name="T12">10.2.2_54</text:span>---------------------------------------------------------------------------</text:p>
      <text:p text:style-name="P24">[55] res free# JVEMV6 44#10.2.2_XX / 44. currency / 10. prog-php / 2. tester / 2. <text:s/>tester_1__V2 / XXX</text:p>
      <text:p text:style-name="P10"/>
      <text:p text:style-name="P9">[do] <text:span text:style-name="T2">#_ </text:span></text:p>
      <text:list xml:id="list2934423601123789885" text:style-name="L17">
        <text:list-item>
          <text:p text:style-name="P62">REVIEW </text:p>
        </text:list-item>
        <text:list-item>
          <text:p text:style-name="P62">TASK-1</text:p>
        </text:list-item>
      </text:list>
      <text:p text:style-name="P9">[next]</text:p>
      <text:list xml:id="list3352037084534962157" text:style-name="L18">
        <text:list-item>
          <text:p text:style-name="P63">TASK</text:p>
        </text:list-item>
      </text:list>
      <text:p text:style-name="P9">[further]</text:p>
      <text:p text:style-name="P10"><text:line-break/><text:span text:style-name="T13">[/ XXX] </text:span></text:p>
      <text:p text:style-name="P10"/>
      <text:p text:style-name="P10"/>
      <text:p text:style-name="P10"/>
      <text:p text:style-name="P9"><text:span text:style-name="T12">11.3.2_6</text:span>---------------------------------------------------------------------------</text:p>
      <text:p text:style-name="P23">[7] res free# JVEMV6 44#11.3.2_X / 44. currency / 11. prog-mt4 / 3. ea / 2. ea-6 / 20200824_110119</text:p>
      <text:p text:style-name="P16"/>
      <text:p text:style-name="P9"><text:soft-page-break/>[do] <text:span text:style-name="T2">#_ </text:span></text:p>
      <text:list xml:id="list2541252315115835140" text:style-name="L19">
        <text:list-item>
          <text:p text:style-name="P64">REVIEW </text:p>
          <text:list>
            <text:list-item>
              <text:p text:style-name="P64">==&gt; run ea</text:p>
            </text:list-item>
            <text:list-item>
              <text:p text:style-name="P64">TEST</text:p>
              <text:list>
                <text:list-item>
                  <text:p text:style-name="P64">s: “cond_OrderModify_3_Final :”</text:p>
                </text:list-item>
              </text:list>
            </text:list-item>
          </text:list>
        </text:list-item>
        <text:list-item>
          <text:p text:style-name="P64">TASK</text:p>
          <text:list>
            <text:list-item>
              <text:list>
                <text:list-item>
                  <text:p text:style-name="P64">if ==&gt; 2 conditions met → modify : current order (exec)</text:p>
                </text:list-item>
                <text:list-item>
                  <text:p text:style-name="P64">//next:20200820_122658</text:p>
                </text:list-item>
              </text:list>
            </text:list-item>
            <text:list-item>
              <text:p text:style-name="P64">T-1.1</text:p>
              <text:list>
                <text:list-item>
                  <text:p text:style-name="P64">CODE</text:p>
                </text:list-item>
                <text:list-item>
                  <text:p text:style-name="P64"/>
                </text:list-item>
              </text:list>
            </text:list-item>
          </text:list>
        </text:list-item>
      </text:list>
      <text:p text:style-name="P9">[next]</text:p>
      <text:list xml:id="list1415035161356683550" text:style-name="L20">
        <text:list-item>
          <text:p text:style-name="P65">TASK</text:p>
          <text:list>
            <text:list-item>
              <text:list>
                <text:list-item>
                  <text:p text:style-name="P65">if ==&gt; 2 conditions met → modify : current order (exec)</text:p>
                </text:list-item>
                <text:list-item>
                  <text:p text:style-name="P65">//next:20200820_122658</text:p>
                </text:list-item>
              </text:list>
            </text:list-item>
          </text:list>
        </text:list-item>
      </text:list>
      <text:p text:style-name="P9">[further]</text:p>
      <text:p text:style-name="P9"/>
      <text:p text:style-name="P13">[/ XXX] </text:p>
      <text:p text:style-name="P9"/>
      <text:p text:style-name="P16"/>
      <text:p text:style-name="P9"><text:span text:style-name="T12">11.3.2_7</text:span>---------------------------------------------------------------------------</text:p>
      <text:p text:style-name="P23">[8] res free# JVEMV6 44#11.3.2_X / 44. currency / 11. prog-mt4 / 3. ea / 2. ea-6 / 20200825_163141</text:p>
      <text:p text:style-name="P9"/>
      <text:p text:style-name="P9">[do] <text:span text:style-name="T2">#_ </text:span></text:p>
      <text:list xml:id="list7992602779486114554" text:style-name="L21">
        <text:list-item>
          <text:p text:style-name="P66"><text:soft-page-break/>REVIEW </text:p>
        </text:list-item>
        <text:list-item>
          <text:p text:style-name="P66">TASK-1</text:p>
          <text:list>
            <text:list-item>
              <text:list>
                <text:list-item>
                  <text:p text:style-name="P66">if ==&gt; 2 conditions met → modify : current order (exec)</text:p>
                </text:list-item>
                <text:list-item>
                  <text:p text:style-name="P66">//next:20200820_122658</text:p>
                </text:list-item>
              </text:list>
            </text:list-item>
            <text:list-item>
              <text:p text:style-name="P66">T-1.1</text:p>
              <text:list>
                <text:list-item>
                  <text:p text:style-name="P66">CODE</text:p>
                  <text:list>
                    <text:list-item>
                      <text:p text:style-name="P66">comment out </text:p>
                    </text:list-item>
                    <text:list-item>
                      <text:p text:style-name="P66">debug lines</text:p>
                    </text:list-item>
                  </text:list>
                </text:list-item>
                <text:list-item>
                  <text:p text:style-name="P66">TEST</text:p>
                  <text:list>
                    <text:list-item>
                      <text:p text:style-name="P66">compile</text:p>
                    </text:list-item>
                    <text:list-item>
                      <text:p text:style-name="P66">run </text:p>
                      <text:list>
                        <text:list-item>
                          <text:p text:style-name="P66">==&gt; waiting... [20200825_164104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3212603825462081126" text:style-name="L22">
        <text:list-item>
          <text:p text:style-name="P67">TASK</text:p>
        </text:list-item>
      </text:list>
      <text:p text:style-name="P9">[further]</text:p>
      <text:p text:style-name="P9"><text:line-break/><text:span text:style-name="T13">[/ XXX] </text:span></text:p>
      <text:p text:style-name="P9"/>
      <text:p text:style-name="P16"/>
      <text:p text:style-name="P9"><text:span text:style-name="T12">6.2_X</text:span>---------------------------------------------------------------------------</text:p>
      <text:p text:style-name="P23">[1] res free# JVEMV6 44#6.2_X / 44. currency / 6. obs / 2. demo result data / 20200825_170320</text:p>
      <text:p text:style-name="P9"/>
      <text:p text:style-name="P9">[do] <text:span text:style-name="T2">#_ </text:span></text:p>
      <text:list xml:id="list6241091715669899645" text:style-name="L23">
        <text:list-item>
          <text:p text:style-name="P68">REVIEW </text:p>
        </text:list-item>
        <text:list-item>
          <text:p text:style-name="P68"><text:soft-page-break/>TASK-1 : prep : list</text:p>
          <text:list>
            <text:list-item>
              <text:p text:style-name="P68">T-1.1</text:p>
              <text:list>
                <text:list-item>
                  <text:p text:style-name="P68">open manual</text:p>
                </text:list-item>
              </text:list>
            </text:list-item>
          </text:list>
        </text:list-item>
      </text:list>
      <table:table table:name="表13" table:style-name="表13">
        <table:table-column table:style-name="表13.A"/>
        <table:table-row>
          <table:table-cell table:style-name="表13.A1" office:value-type="string">
            <text:p text:style-name="P9">C:\WORKS_2\WS\WS_Others.JVEMV6\JVEMV6\44_currency\10_prog-php\2_tester\tasks-26_manual.odt</text:p>
          </table:table-cell>
        </table:table-row>
        <table:table-row>
          <table:table-cell table:style-name="表13.A2" office:value-type="string">
            <text:p text:style-name="P9"/>
          </table:table-cell>
        </table:table-row>
      </table:table>
      <text:list xml:id="list34306695" text:continue-numbering="true" text:style-name="L23">
        <text:list-item>
          <text:list>
            <text:list-item>
              <text:list>
                <text:list-item>
                  <text:p text:style-name="P68"/>
                </text:list-item>
              </text:list>
            </text:list-item>
          </text:list>
        </text:list-item>
      </text:list>
      <text:p text:style-name="P9">[next]</text:p>
      <text:list xml:id="list2183370290900846601" text:style-name="L24">
        <text:list-item>
          <text:p text:style-name="P69">TASK : continue ==&gt; from manual top line</text:p>
          <text:list>
            <text:list-item>
              <text:p text:style-name="P69">TASKS-27</text:p>
            </text:list-item>
          </text:list>
        </text:list-item>
      </text:list>
      <text:p text:style-name="P9">[further]</text:p>
      <text:p text:style-name="P9"><text:line-break/><text:span text:style-name="T13">[/ XXX] 20200825_171309</text:span></text:p>
      <text:p text:style-name="P9"/>
      <text:p text:style-name="P16"/>
      <text:p text:style-name="P9"><text:span text:style-name="T12">6.2_1</text:span>---------------------------------------------------------------------------</text:p>
      <text:p text:style-name="P23">[2] res free# JVEMV6 44#6.2_X / 44. currency / 6. obs / 2. demo result data / 20200826_150839</text:p>
      <text:p text:style-name="P9"/>
      <text:p text:style-name="P9">[do] <text:span text:style-name="T2">#_ </text:span></text:p>
      <text:list xml:id="list876458529314844810" text:style-name="L25">
        <text:list-item>
          <text:p text:style-name="P70">REVIEW </text:p>
        </text:list-item>
        <text:list-item>
          <text:p text:style-name="P70">TASK-1 ==&gt; see : tasks-26_manual.odt</text:p>
          <text:list>
            <text:list-item>
              <text:p text:style-name="P70">T-1.1</text:p>
              <text:list>
                <text:list-item>
                  <text:p text:style-name="P70">ref : log_JVE_44_10_2.2.[session-50~].ods // C:\WORKS_2\WS\WS_Others.JVEMV6\JVEMV6\44_currency\10_prog-php\2_tester</text:p>
                </text:list-item>
              </text:list>
            </text:list-item>
          </text:list>
        </text:list-item>
      </text:list>
      <table:table table:name="表15" table:style-name="表15">
        <table:table-column table:style-name="表15.A"/>
        <text:soft-page-break/>
        <table:table-row>
          <table:table-cell table:style-name="表15.A1" office:value-type="string">
            <text:p text:style-name="P3">open ==&gt; odt file</text:p>
            <text:p text:style-name="P3">C:\WORKS_2\WS\WS_Others.JVEMV6\JVEMV6\44_currency\10_prog-php\2_tester\log_JVE_44_6_2.[session-XXX~].ods</text:p>
            <text:p text:style-name="P6">log_JVE_44_6_2.[session-2~].ods</text:p>
          </table:table-cell>
        </table:table-row>
      </table:table>
      <text:list xml:id="list34335239" text:continue-numbering="true" text:style-name="L25">
        <text:list-item>
          <text:p text:style-name="P70">[next]</text:p>
        </text:list-item>
      </text:list>
      <text:list xml:id="list6557583246737156162" text:style-name="L26">
        <text:list-item>
          <text:p text:style-name="P71">TASK : TASKS-42</text:p>
        </text:list-item>
      </text:list>
      <text:p text:style-name="P9">[further]</text:p>
      <text:p text:style-name="P9"><text:line-break/><text:span text:style-name="T13">[/ XXX] 20200826_162336</text:span></text:p>
      <text:p text:style-name="P9"/>
      <text:p text:style-name="P9"><text:span text:style-name="T12">6.2_2</text:span>---------------------------------------------------------------------------</text:p>
      <text:p text:style-name="P23">[3] res free# JVEMV6 44#6.2_X / 44. currency / 6. obs / 2. demo result data / 20200828_105232</text:p>
      <text:p text:style-name="P9"/>
      <text:p text:style-name="P9">[do] <text:span text:style-name="T2">#_ </text:span></text:p>
      <text:list xml:id="list1692972476763499232" text:style-name="L27">
        <text:list-item>
          <text:p text:style-name="P72">REVIEW </text:p>
        </text:list-item>
        <text:list-item>
          <text:p text:style-name="P72">TASK : TASKS-42</text:p>
          <text:list>
            <text:list-item>
              <text:p text:style-name="P72">T-1.1</text:p>
              <text:list>
                <text:list-item>
                  <text:p text:style-name="P72">log_JVE_44_6_2.[session-2~].ods // C:\WORKS_2\WS\WS_Others.JVEMV6\JVEMV6\44_currency\10_prog-php\2_tester</text:p>
                </text:list-item>
              </text:list>
            </text:list-item>
          </text:list>
        </text:list-item>
      </text:list>
      <text:p text:style-name="P9">[next]</text:p>
      <text:list xml:id="list6706031878986343081" text:style-name="L28">
        <text:list-item>
          <text:p text:style-name="P73">TASK : TASKS-44 : add : “BUY” or “SELL”</text:p>
        </text:list-item>
        <text:list-item>
          <text:p text:style-name="P73">TASK : TASKS-43 : trade result list ==&gt; observe</text:p>
          <text:list>
            <text:list-item>
              <text:p text:style-name="P73">8/26, 8/27</text:p>
            </text:list-item>
          </text:list>
        </text:list-item>
      </text:list>
      <text:p text:style-name="P9">[further]</text:p>
      <text:p text:style-name="P9"><text:soft-page-break/></text:p>
      <text:p text:style-name="P13">[/ XXX] 20200828_113917</text:p>
      <text:p text:style-name="P9"/>
      <text:p text:style-name="P16"/>
      <text:p text:style-name="P9"><text:span text:style-name="T12">6.2.4_X</text:span>---------------------------------------------------------------------------</text:p>
      <text:p text:style-name="P23">[4.1] res free# JVEMV6 44#6.2_X / 44. currency / 6. obs / 2. demo result data / 4. prog:add “buy” “sell” / 20200829_103028</text:p>
      <text:p text:style-name="P9"/>
      <text:p text:style-name="P9">[do] <text:span text:style-name="T2">#_ </text:span></text:p>
      <text:list xml:id="list4291745354043165665" text:style-name="L29">
        <text:list-item>
          <text:p text:style-name="P74">REVIEW </text:p>
        </text:list-item>
        <text:list-item>
          <text:p text:style-name="P74"><text:span text:style-name="T2">#_ </text:span>TASK : TASKS-44 : add : “BUY” or “SELL”</text:p>
          <text:list>
            <text:list-item>
              <text:p text:style-name="P74">T-1.1</text:p>
              <text:list>
                <text:list-item>
                  <text:p text:style-name="P74"><text:span text:style-name="T2">#_ </text:span>review : util_3__Gen_Trading_Result_List (FxUtilitiesController)</text:p>
                  <text:list>
                    <text:list-item>
                      <text:p text:style-name="P74">params / from tickets data ==&gt; list of tickets / from report file ==&gt; list of tickets / build : combined list / for-loop : Ticket data file / write to file</text:p>
                    </text:list-item>
                    <text:list-item>
                      <text:p text:style-name="P74">prep : meta info / file : open / … / meta / body / … / source file / </text:p>
                    </text:list-item>
                  </text:list>
                </text:list-item>
                <text:list-item>
                  <text:p text:style-name="P74"><text:span text:style-name="T2">#_ </text:span>review : LibFxAdmin::get_LO_Tickets_From_Tickets_Data_File </text:p>
                  <text:list>
                    <text:list-item>
                      <text:p text:style-name="P74">file : load lines / … / load : lines / lines == filter</text:p>
                    </text:list-item>
                  </text:list>
                </text:list-item>
                <text:list-item>
                  <text:p text:style-name="P74"><text:span text:style-name="T2">#_ </text:span>review : Libfx::get_ListOf_Orders_From_Statement__ListOf_Tokens </text:p>
                  <text:list>
                    <text:list-item>
                      <text:p text:style-name="P74"><text:soft-page-break/>prep : vars / html : parse / … / convert : TRs ==&gt; tokens</text:p>
                    </text:list-item>
                  </text:list>
                </text:list-item>
                <text:list-item>
                  <text:p text:style-name="P74"><text:span text:style-name="T2">#_ </text:span>review : util_3__Gen_Trading_Result_List (continue)</text:p>
                  <text:list>
                    <text:list-item>
                      <text:p text:style-name="P74">//code:20200829_111212</text:p>
                    </text:list-item>
                    <text:list-item>
                      <text:p text:style-name="P74">//test:20200829_112126</text:p>
                    </text:list-item>
                  </text:list>
                </text:list-item>
                <text:list-item>
                  <text:p text:style-name="P74">review : get_ListOf_Orders_From_Statement__ListOf_Tokens</text:p>
                  <text:list>
                    <text:list-item>
                      <text:list>
                        <text:list-item>
                          <text:p text:style-name="P74">//marker:20200829_112857 </text:p>
                        </text:list-item>
                      </text:list>
                    </text:list-item>
                    <text:list-item>
                      <text:p text:style-name="P74"><text:span text:style-name="T2">#_ </text:span>SEG-1 : PROBLEM : “file_get_contents(\DetailedStatement.[a-j,M5].[id=20117143].[20200826_143940].htm) [function.file-get-contents]: failed to open stream: N”</text:p>
                      <text:list>
                        <text:list-item>
                          <text:p text:style-name="P74">TRY : review directory </text:p>
                        </text:list-item>
                        <text:list-item>
                          <text:p text:style-name="P74">TRY : new url :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表16" table:style-name="表16">
        <table:table-column table:style-name="表16.A"/>
        <table:table-row>
          <table:table-cell table:style-name="表16.A1" office:value-type="string"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<text:span text:style-name="T23">http://</text:span></text:a>localhost/Eclipse_Luna/Cake_IFM11/fx_utilities/util_3__Gen_Trading_Result_List?param_Dpath_File_Tickets_Data=C:\Users\iwabuchiken\AppData\Roaming\MetaQuotes\Terminal\34B08C83A5AAE27A4079DE708E60511E\MQL4\Files\Logs\20200825_111429[eap-2.id-1].[AUDJPY-5].dir&amp;param_Fname_File_Tickets_Data=[ea-4_tester-1].(20200825_111429).(tickets-data).log&amp;param_Fname_File_Statement=DetailedStatement.[a-j,M5].[id=20117143].[20200826_143940].htm&amp;param_Dpath_File_Statement=C:\Users\iwabuchiken\AppData\Roaming\MetaQuotes\Terminal\34B08C83A5AAE27A4079DE708E60511E\MQL4\Files\Report_Trades</text:p>
          </table:table-cell>
        </table:table-row>
        <table:table-row>
          <table:table-cell table:style-name="表16.A2" office:value-type="string">
            <text:p text:style-name="P2"/>
          </table:table-cell>
        </table:table-row>
      </table:table>
      <text:list xml:id="list34309179" text:continue-numbering="true" text:style-name="L29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4">FOUND : FxUtilitiesController ==&gt; “(int) 100 =&gt; 'buy',”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4">CODE : //code:20200829_110037</text:p>
                </text:list-item>
                <text:list-item>
                  <text:p text:style-name="P74"><text:soft-page-break/>TEST</text:p>
                  <text:list>
                    <text:list-item>
                      <text:p text:style-name="P74">=&gt; log file : [ea-4_tester-1].(20200507_140530).(combined-data).(XXX).dat</text:p>
                    </text:list-item>
                    <text:list-item>
                      <text:p text:style-name="P74">==&gt; OK</text:p>
                    </text:list-item>
                  </text:list>
                </text:list-item>
                <text:list-item>
                  <text:p text:style-name="P74">SEG-2 : add column names → (combined-data).(XXX).dat</text:p>
                  <text:list>
                    <text:list-item>
                      <text:p text:style-name="P74">CODE : //code:20200829_114700</text:p>
                    </text:list-item>
                    <text:list-item>
                      <text:p text:style-name="P74">TEST ==&gt; OK</text:p>
                      <text:list>
                        <text:list-item>
                          <text:p text:style-name="P74">review : LibFxAdmin::get_Meta_Info_From_Tickets_Data_File</text:p>
                          <text:list>
                            <text:list-item>
                              <text:p text:style-name="P74">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4">TASK : TASKS-43 : trade result list ==&gt; observe </text:p>
          <text:list>
            <text:list-item>
              <text:p text:style-name="P74">8/26, 8/27</text:p>
            </text:list-item>
          </text:list>
        </text:list-item>
      </text:list>
      <text:p text:style-name="P9"/>
      <text:p text:style-name="P9">[next]</text:p>
      <text:list xml:id="list7539672265748293791" text:style-name="L30">
        <text:list-item>
          <text:p text:style-name="P75">TASK : TASKS-43 : trade result list ==&gt; observe </text:p>
          <text:list>
            <text:list-item>
              <text:p text:style-name="P75">8/26, 8/27</text:p>
            </text:list-item>
          </text:list>
        </text:list-item>
      </text:list>
      <text:p text:style-name="P9">[further]</text:p>
      <text:p text:style-name="P9"><text:line-break/><text:span text:style-name="T13">[/ XXX] 20200829_115228</text:span></text:p>
      <text:p text:style-name="P9"/>
      <text:p text:style-name="P16"/>
      <text:p text:style-name="P9"><text:span text:style-name="T12">6.2.4_4.1</text:span>---------------------------------------------------------------------------</text:p>
      <text:p text:style-name="P23">[5] res free# JVEMV6 44#6.2_X / 44. currency / 6. obs / 2. demo <text:soft-page-break/>result data / 20200830_102433</text:p>
      <text:p text:style-name="P9"/>
      <text:p text:style-name="P9">[do] <text:span text:style-name="T2">#_ </text:span></text:p>
      <text:list xml:id="list2397960296693502880" text:style-name="L31">
        <text:list-item>
          <text:p text:style-name="P76">REVIEW </text:p>
        </text:list-item>
        <text:list-item>
          <text:p text:style-name="P76">TASK-1</text:p>
        </text:list-item>
      </text:list>
      <text:p text:style-name="P9">[next]</text:p>
      <text:list xml:id="list3497868140299942411" text:style-name="L32">
        <text:list-item>
          <text:p text:style-name="P77">TASK<text:span text:style-name="T19"> : TASKS-43 : trade result list ==&gt; observe </text:span></text:p>
          <text:list>
            <text:list-item>
              <text:p text:style-name="P93">8/27</text:p>
            </text:list-item>
          </text:list>
        </text:list-item>
      </text:list>
      <text:p text:style-name="P9">[further]</text:p>
      <text:p text:style-name="P9"><text:line-break/><text:span text:style-name="T13">[/ XXX] </text:span></text:p>
      <text:p text:style-name="P9"/>
      <text:p text:style-name="P16"/>
      <text:p text:style-name="P9"><text:span text:style-name="T12">6.2.4_4.1</text:span>---------------------------------------------------------------------------</text:p>
      <text:p text:style-name="P23">[5] res free# JVEMV6 44#6.2_X / 44. currency / 6. obs / 2. demo result data / 20200831_111124</text:p>
      <text:p text:style-name="P9"/>
      <text:p text:style-name="P9">[do] <text:span text:style-name="T2">#_ </text:span></text:p>
      <text:list xml:id="list473004498156027542" text:style-name="L33">
        <text:list-item>
          <text:p text:style-name="P78">REVIEW </text:p>
        </text:list-item>
        <text:list-item>
          <text:p text:style-name="P78"><text:span text:style-name="T2">#_ </text:span>TASK<text:span text:style-name="T19"> : TASKS-43 : trade result list ==&gt; observe </text:span></text:p>
          <text:list>
            <text:list-item>
              <text:list>
                <text:list-item>
                  <text:p text:style-name="P94">8/27 : 20200827_050324[eap-2.id-1].[AUDJPY-5].dir</text:p>
                </text:list-item>
              </text:list>
            </text:list-item>
            <text:list-item>
              <text:p text:style-name="P94">==&gt; gen sheet only</text:p>
            </text:list-item>
          </text:list>
        </text:list-item>
        <text:list-item>
          <text:p text:style-name="P94">TASK : TASKS-43 : trade result list ==&gt; gen sheet</text:p>
          <text:list>
            <text:list-item>
              <text:p text:style-name="P94">20200827_181903[eap-2.id-1].[AUDJPY-5].dir</text:p>
            </text:list-item>
            <text:list-item>
              <text:p text:style-name="P94">gen ==&gt; combined list</text:p>
            </text:list-item>
            <text:list-item>
              <text:p text:style-name="P94"><text:soft-page-break/>==&gt; DROP : data not properly gen-ed (tickets data)</text:p>
            </text:list-item>
          </text:list>
        </text:list-item>
      </text:list>
      <text:p text:style-name="P9">[next]</text:p>
      <text:list xml:id="list112704502847873127" text:style-name="L34">
        <text:list-item>
          <text:p text:style-name="P79">TASK : TASKS-43 : observe</text:p>
          <text:list>
            <text:list-item>
              <text:p text:style-name="P79">log_JVE_44_6_2.[session-2~].ods / sheet : 2 / [ea-4_tester-1].(20200825_111429).(tickets-data).log</text:p>
            </text:list-item>
            <text:list-item>
              <text:p text:style-name="P79">log_JVE_44_6_2.[session-2~].ods / sheet : 3 / [ea-4_tester-1].(20200826_114239).(tickets-data).log</text:p>
            </text:list-item>
            <text:list-item>
              <text:p text:style-name="P79">log_JVE_44_6_2.[session-2~].ods / sheet : 4 / [ea-4_tester-1].(20200827_050324).(tickets-data).log</text:p>
            </text:list-item>
          </text:list>
        </text:list-item>
      </text:list>
      <text:p text:style-name="P9">[further]</text:p>
      <text:p text:style-name="P9"><text:line-break/><text:span text:style-name="T13">[/ XXX] 20200831_121132</text:span></text:p>
      <text:p text:style-name="P9"/>
      <text:p text:style-name="P16"/>
      <text:p text:style-name="P9"><text:span text:style-name="T12">6.2.4_5</text:span>---------------------------------------------------------------------------</text:p>
      <text:p text:style-name="P23">[6] res free# JVEMV6 44#6.2_X / 44. currency / 6. obs / 2. demo result data / 20200901_131053</text:p>
      <text:p text:style-name="P9"/>
      <text:p text:style-name="P9">[do] <text:span text:style-name="T2">#_ </text:span></text:p>
      <text:list xml:id="list3433063157173589880" text:style-name="L35">
        <text:list-item>
          <text:p text:style-name="P80">REVIEW </text:p>
        </text:list-item>
        <text:list-item>
          <text:p text:style-name="P80">TASK-1</text:p>
          <text:list>
            <text:list-item>
              <text:p text:style-name="P80">sheet</text:p>
            </text:list-item>
          </text:list>
        </text:list-item>
      </text:list>
      <text:p text:style-name="P9">[next]</text:p>
      <text:list xml:id="list7042471856971745250" text:style-name="L36">
        <text:list-item>
          <text:p text:style-name="P81">TASK : TASKS-45</text:p>
          <text:list>
            <text:list-item>
              <text:p text:style-name="P81">starting location ==&gt; search</text:p>
            </text:list-item>
            <text:list-item>
              <text:p text:style-name="P81"><text:soft-page-break/>session id ==&gt; 7.1, 7.2,...</text:p>
            </text:list-item>
          </text:list>
        </text:list-item>
      </text:list>
      <text:p text:style-name="P9">[further]</text:p>
      <text:p text:style-name="P9"><text:line-break/><text:span text:style-name="T13">[/ XXX] 20200901_140905</text:span></text:p>
      <text:p text:style-name="P9"/>
      <text:p text:style-name="P16"/>
      <text:p text:style-name="P9"><text:span text:style-name="T12">6.2.4_6</text:span>---------------------------------------------------------------------------</text:p>
      <text:p text:style-name="P23">[7.1] res free# JVEMV6 44#6.2_X / 44. currency / 6. obs / 2. demo result data / 7. add id account / 20200902_130922</text:p>
      <text:p text:style-name="P9"/>
      <text:p text:style-name="P9">[do] <text:span text:style-name="T2">#_ </text:span></text:p>
      <text:list xml:id="list4198359125014736660" text:style-name="L37">
        <text:list-item>
          <text:p text:style-name="P82">REVIEW </text:p>
        </text:list-item>
        <text:list-item>
          <text:p text:style-name="P82">TASK : TASKS-45</text:p>
          <text:list>
            <text:list-item>
              <text:list>
                <text:list-item>
                  <text:p text:style-name="P82">starting location ==&gt; search</text:p>
                </text:list-item>
              </text:list>
            </text:list-item>
            <text:list-item>
              <text:p text:style-name="P82">T-1.1</text:p>
              <text:list>
                <text:list-item>
                  <text:p text:style-name="P82">CODE : //code:20200902_131317</text:p>
                  <text:list>
                    <text:list-item>
                      <text:p text:style-name="P82">ref : Libfx::get_ListOf_Orders_From_Statement__ListOf_Tokens</text:p>
                    </text:list-item>
                    <text:list-item>
                      <text:p text:style-name="P82">new FUNC : Libfx::get_Account_Id_From_Statement__ListOf_Tokens</text:p>
                      <text:list>
                        <text:list-item>
                          <text:p text:style-name="P82">DUP</text:p>
                        </text:list-item>
                      </text:list>
                    </text:list-item>
                  </text:list>
                </text:list-item>
                <text:list-item>
                  <text:p text:style-name="P82">TEST </text:p>
                  <text:list>
                    <text:list-item>
                      <text:p text:style-name="P82">comment out</text:p>
                      <text:list>
                        <text:list-item>
                          <text:p text:style-name="P82"><text:soft-page-break/>//debug:20200902_133409</text:p>
                        </text:list-item>
                        <text:list-item>
                          <text:p text:style-name="P82">//debug:20200902_133713</text:p>
                        </text:list-item>
                      </text:list>
                    </text:list-item>
                    <text:list-item>
                      <text:p text:style-name="P82">debug return ==&gt; //debug:20200902_133455</text:p>
                    </text:list-item>
                    <text:list-item>
                      <text:p text:style-name="P82">===&gt; OK</text:p>
                    </text:list-item>
                  </text:list>
                </text:list-item>
                <text:list-item>
                  <text:p text:style-name="P82">POST-TEST</text:p>
                  <text:list>
                    <text:list-item>
                      <text:p text:style-name="P82">comment in</text:p>
                      <text:list>
                        <text:list-item>
                          <text:p text:style-name="P82"><text:span text:style-name="T2">#_ </text:span>//debug:20200902_133409</text:p>
                        </text:list-item>
                        <text:list-item>
                          <text:p text:style-name="P82"><text:span text:style-name="T2">#_ </text:span>//debug:20200902_133713 </text:p>
                        </text:list-item>
                      </text:list>
                    </text:list-item>
                    <text:list-item>
                      <text:p text:style-name="P82">comment out</text:p>
                      <text:list>
                        <text:list-item>
                          <text:p text:style-name="P82"><text:span text:style-name="T2">#_ </text:span>//debug:20200902_133455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2">T-1.2 : write to log ==&gt; acc<text:span text:style-name="T19">ount id</text:span></text:p>
              <text:list>
                <text:list-item>
                  <text:p text:style-name="P82">CODE : //code:20200902_135521 </text:p>
                </text:list-item>
                <text:list-item>
                  <text:p text:style-name="P82">TEST</text:p>
                  <text:list>
                    <text:list-item>
                      <text:p text:style-name="P82">==&gt; C:\Users\iwabuchiken\AppData\Roaming\MetaQuotes\Terminal\34B08C83A5AAE27A4079DE708E60511E\MQL4\Files\Logs\20200831_110825[eap-2.id-1].[AUDJPY-5].dir\[ea-4_tester-1].(20200507_140530).(combined-data).(20200902_135547_975877).dat</text:p>
                    </text:list-item>
                    <text:list-item>
                      <text:p text:style-name="P82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>[next] </text:p>
      <text:list xml:id="list611314976311594079" text:style-name="L38">
        <text:list-item>
          <text:p text:style-name="P83">TASK : session-7 (this) ==&gt; COMP</text:p>
        </text:list-item>
        <text:list-item>
          <text:p text:style-name="P83">TASK : continue → gen combined list : </text:p>
          <text:list>
            <text:list-item>
              <text:p text:style-name="P83">20200828_083759[eap-2.id-1].[AUDJPY-5].dir<text:tab/>note</text:p>
            </text:list-item>
            <text:list-item>
              <text:p text:style-name="P83">20200831_120104[eap-2.id-1].[AUDJPY-5].dir<text:tab/>desktop</text:p>
            </text:list-item>
            <text:list-item>
              <text:p text:style-name="P83">20200901_093932[eap-2.id-1].[AUDJPY-5].dir<text:tab/>desktop, <text:soft-page-break/>statemet → not yet</text:p>
            </text:list-item>
            <text:list-item>
              <text:p text:style-name="P83">20200901_XXXX<text:tab/>note</text:p>
            </text:list-item>
          </text:list>
        </text:list-item>
      </text:list>
      <text:p text:style-name="P9">[further]</text:p>
      <text:p text:style-name="P9"><text:line-break/><text:span text:style-name="T13">[/ XXX] 20200902_140826</text:span></text:p>
      <text:p text:style-name="P9"/>
      <text:p text:style-name="P10"><text:span text:style-name="T25">@@@</text:span></text:p>
      <text:p text:style-name="P9"><text:span text:style-name="T12">6.2.4_7.1</text:span>---------------------------------------------------------------------------</text:p>
      <text:p text:style-name="P23">[8] res free# JVEMV6 44#6.2_X / 44. currency / 6. obs / 2. demo result data / 7. add id account / XXX</text:p>
      <text:p text:style-name="P9"/>
      <text:p text:style-name="P9">[do] <text:span text:style-name="T2">#_ </text:span></text:p>
      <text:list xml:id="list1629988716008665298" text:style-name="L47">
        <text:list-item>
          <text:p text:style-name="P88">REVIEW </text:p>
        </text:list-item>
        <text:list-item>
          <text:p text:style-name="P88">TASK-1</text:p>
        </text:list-item>
      </text:list>
      <text:p text:style-name="P9">[next]</text:p>
      <text:list xml:id="list8968115587682730720" text:style-name="L46">
        <text:list-item>
          <text:p text:style-name="P87">TASK</text:p>
        </text:list-item>
      </text:list>
      <text:p text:style-name="P9">[further]</text:p>
      <text:p text:style-name="P9"><text:line-break/><text:span text:style-name="T13">[/ XXX] </text:span></text:p>
      <text:p text:style-name="P9"/>
      <text:p text:style-name="P9"/>
      <text:p text:style-name="P9"/>
      <text:p text:style-name="P9">------------------------------------------------ [TEMPLATE] 20191224_144528</text:p>
      <text:p text:style-name="P9"><text:span text:style-name="T12">XX</text:span>---------------------------------------------------------------------------</text:p>
      <text:p text:style-name="P23"><text:soft-page-break/>res free# JVEMV6 44#10.2_XX / 44. currency / 10. prog-php / 2. tester / <text:s/>XXXX</text:p>
      <text:p text:style-name="P23"/>
      <text:p text:style-name="P9">[do] <text:span text:style-name="T2">#_ </text:span></text:p>
      <text:list xml:id="list34311308" text:continue-list="list1692972476763499232" text:style-name="L27">
        <text:list-item>
          <text:p text:style-name="P72">REVIEW </text:p>
        </text:list-item>
        <text:list-item>
          <text:p text:style-name="P72">TASK-1</text:p>
        </text:list-item>
      </text:list>
      <text:p text:style-name="P9">[next]</text:p>
      <text:list xml:id="list8982639738371043411" text:style-name="L39">
        <text:list-item>
          <text:p text:style-name="P84">TASK</text:p>
        </text:list-item>
      </text:list>
      <text:p text:style-name="P9">[further]</text:p>
      <text:p text:style-name="P20"><text:line-break/><text:span text:style-name="T13">[/ XXX] </text:span></text:p>
      <text:p text:style-name="P29"/>
      <text:p text:style-name="P29"/>
      <text:p text:style-name="P29"/>
      <text:p text:style-name="P9">/ ------------------------------------------------ [TEMPLATE] 20191224_144528 /</text:p>
      <text:p text:style-name="P9"/>
      <text:p text:style-name="P9">/ ------------------------------------------------ [TASKS] 20200414_154140 /</text:p>
      <text:p text:style-name="P9"/>
      <text:p text:style-name="P9">------------------------------------------------------- [STEPS : start] 20191224_114459</text:p>
      <text:list xml:id="list6308589727348143826" text:style-name="L40">
        <text:list-item>
          <text:p text:style-name="P85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7">pushd C:\WORKS_2\WS\Eclipse_Luna\Cake_IFM11 &amp;&amp; s</text:p>
          </table:table-cell>
        </table:table-row>
        <table:table-row>
          <table:table-cell table:style-name="表2.A2" office:value-type="string">
            <text:p text:style-name="P7"/>
          </table:table-cell>
        </table:table-row>
        <table:table-row>
          <table:table-cell table:style-name="表2.A2" office:value-type="string">
            <text:p text:style-name="P7">r c &amp;&amp; g l --grep=44#10.2</text:p>
          </table:table-cell>
        </table:table-row>
        <table:table-row>
          <table:table-cell table:style-name="表2.A2" office:value-type="string">
            <text:p text:style-name="P7"/>
          </table:table-cell>
        </table:table-row>
      </table:table>
      <text:list xml:id="list34307128" text:continue-numbering="true" text:style-name="L40">
        <text:list-item>
          <text:p text:style-name="P85"><text:soft-page-break/></text:p>
        </text:list-item>
      </text:list>
      <text:p text:style-name="P9">/ ------------------------------------------------------- [STEPS : start] 20191224_114459 /</text:p>
      <text:p text:style-name="P9"/>
      <text:p text:style-name="P9">------------------------------------------------------- [STEPS : closing] 20191220_142139</text:p>
      <text:list xml:id="list1321273163289390353" text:style-name="L41">
        <text:list-item>
          <text:p text:style-name="P42"/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table:number-columns-spanned="2" office:value-type="string">
            <text:p text:style-name="P7"/>
          </table:table-cell>
          <table:covered-table-cell/>
        </table:table-row>
        <table:table-row>
          <table:table-cell table:style-name="表5.A2" table:number-columns-spanned="2" office:value-type="string">
            <text:p text:style-name="P31">r oj &amp;&amp; s &amp;&amp; r c &amp;&amp; s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7">doc</text:p>
            <text:list xml:id="list3844895406440736937" text:style-name="L42">
              <text:list-item>
                <text:p text:style-name="P37">M – w &gt; a (new window)</text:p>
              </text:list-item>
              <text:list-item>
                <text:p text:style-name="P37">doc 2 : select → session number</text:p>
              </text:list-item>
              <text:list-item>
                <text:p text:style-name="P37">doc 1</text:p>
                <text:list>
                  <text:list-item>
                    <text:p text:style-name="P37">DUP → template</text:p>
                  </text:list-item>
                  <text:list-item>
                    <text:p text:style-name="P37">session num → paste</text:p>
                  </text:list-item>
                  <text:list-item>
                    <text:p text:style-name="P37">datetime ==&gt; change to “XXX”</text:p>
                  </text:list-item>
                  <text:list-item>
                    <text:p text:style-name="P37">session num → update</text:p>
                  </text:list-item>
                </text:list>
              </text:list-item>
              <text:list-item>
                <text:p text:style-name="P37">doc 2 : select → session string</text:p>
              </text:list-item>
              <text:list-item>
                <text:p text:style-name="P41">==&gt; to git</text:p>
              </text:list-item>
            </text:list>
          </table:table-cell>
          <table:covered-table-cell/>
        </table:table-row>
        <table:table-row>
          <table:table-cell table:style-name="表5.A4" table:number-columns-spanned="2" office:value-type="string">
            <text:p text:style-name="P7"><text:s/>git</text:p>
            <text:list xml:id="list7393273397112102279" text:style-name="L43">
              <text:list-item>
                <text:p text:style-name="P38">commit</text:p>
                <text:list>
                  <text:list-item>
                    <text:p text:style-name="P38">jve</text:p>
                  </text:list-item>
                  <text:list-item>
                    <text:p text:style-name="P38">cake</text:p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表5.A2" table:number-columns-spanned="2" office:value-type="string">
            <text:p text:style-name="P34">###</text:p>
          </table:table-cell>
          <table:covered-table-cell/>
        </table:table-row>
        <table:table-row>
          <table:table-cell table:style-name="表5.A6" office:value-type="float" office:value="1">
            <text:p text:style-name="P33">1</text:p>
          </table:table-cell>
          <table:table-cell table:style-name="表5.A3" office:value-type="string">
            <text:p text:style-name="P32"><office:annotation office:name="__Annotation__8900_5646382082"><dc:creator>iwabuchi ken</dc:creator><dc:date>2020-06-18T17:30:51.83</dc:date><text:p text:style-name="P101"><text:span text:style-name="T26">https://stackoverflow.com/questions/357315/get-list-of-passed-arguments-in-windows-batch-script-bat</text:span></text:p></office:annotation><text:span text:style-name="T18">C:</text:span><office:annotation-end office:name="__Annotation__8900_5646382082"/><text:span text:style-name="T18">\WORKS_2\WS\WS_Others.JVEMV6\JVEMV6\44_currency\10_prog-php\2_tester\end_all_cake.bat (comp)</text:span><text:span text:style-name="T22"> <text:s text:c="3"/></text:span><text:s text:c="11"/><text:span text:style-name="T6">[7.1] res free# JVEMV6 44#6.2_X / 44. currency / 6. obs / 2. demo result data / 7. add id account / 20200902_130922</text:span></text:p>
          </table:table-cell>
        </table:table-row>
        <table:table-row>
          <table:table-cell table:style-name="表5.A6" office:value-type="float" office:value="2">
            <text:p text:style-name="P32">2</text:p>
          </table:table-cell>
          <table:table-cell table:style-name="表5.A3" office:value-type="string">
            <text:p text:style-name="P32"><office:annotation office:name="__Annotation__8900_56463820813"><dc:creator>iwabuchi ken</dc:creator><dc:date>2020-06-18T17:30:51.90</dc:date><text:p text:style-name="P101"><text:span text:style-name="T26">https://stackoverflow.com/questions/357315/get-list-of-passed-arguments-in-windows-batch-script-bat</text:span></text:p></office:annotation><text:span text:style-name="T18">C:</text:span><office:annotation-end office:name="__Annotation__8900_56463820813"/><text:span text:style-name="T18">\WORKS_2\WS\WS_Others.JVEMV6\JVEMV6\44_currency\10_prog-php\2_tester\end_all_mt4.bat <text:s text:c="55"/></text:span><text:span text:style-name="T6">[7.1] res free# JVEMV6 44#6.2_X / 44. currency / 6. obs / 2. demo result data / 7. add id account / 20200902_130922</text:span></text:p>
          </table:table-cell>
        </table:table-row>
        <text:soft-page-break/>
        <table:table-row>
          <table:table-cell table:style-name="表5.A6" office:value-type="float" office:value="3">
            <text:p text:style-name="P32">3</text:p>
          </table:table-cell>
          <table:table-cell table:style-name="表5.A3" office:value-type="string">
            <text:p text:style-name="P32"><office:annotation office:name="__Annotation__8900_564638208111"><dc:creator>iwabuchi ken</dc:creator><dc:date>2020-06-18T17:30:51.91</dc:date><text:p text:style-name="P101"><text:span text:style-name="T26">https://stackoverflow.com/questions/357315/get-list-of-passed-arguments-in-windows-batch-script-bat</text:span></text:p></office:annotation><text:span text:style-name="T15">C:</text:span><office:annotation-end office:name="__Annotation__8900_564638208111"/><text:span text:style-name="T15">\WORKS_2\WS\WS_Others.JVEMV6\JVEMV6\44_currency\10_prog-php\2_tester\end_all_jve.bat</text:span> <text:span text:style-name="T6">[7.1] res free# JVEMV6 44#6.2_X / 44. currency / 6. obs / 2. demo result data / 7. add id account / 20200902_130922</text:span></text:p>
          </table:table-cell>
        </table:table-row>
        <table:table-row>
          <table:table-cell table:style-name="表5.A6" office:value-type="float" office:value="4">
            <text:p text:style-name="P32">4</text:p>
          </table:table-cell>
          <table:table-cell table:style-name="表5.A3" office:value-type="string">
            <text:p text:style-name="P32"><office:annotation office:name="__Annotation__8900_564638208121"><dc:creator>iwabuchi ken</dc:creator><dc:date>2020-06-18T17:30:51.91</dc:date><text:p text:style-name="P101"><text:span text:style-name="T26">https://stackoverflow.com/questions/357315/get-list-of-passed-arguments-in-windows-batch-script-bat</text:span></text:p></office:annotation><text:span text:style-name="T15">C:</text:span><office:annotation-end office:name="__Annotation__8900_564638208121"/><text:span text:style-name="T15">\WORKS_2\WS\WS_Others.JVEMV6\JVEMV6\44_currency\10_prog-php\2_tester\end_all_apps.bat</text:span> <text:span text:style-name="T6">[7.1] res free# JVEMV6 44#6.2_X / 44. currency / 6. obs / 2. demo result data / 7. add id account / 20200902_130922</text:span></text:p>
          </table:table-cell>
        </table:table-row>
        <table:table-row>
          <table:table-cell table:style-name="表5.A3" table:number-columns-spanned="2" office:value-type="string">
            <text:p text:style-name="P33"/>
          </table:table-cell>
          <table:covered-table-cell/>
        </table:table-row>
        <table:table-row>
          <table:table-cell table:style-name="表5.A3" table:number-columns-spanned="2" office:value-type="string">
            <text:p text:style-name="P33"/>
          </table:table-cell>
          <table:covered-table-cell/>
        </table:table-row>
        <table:table-row>
          <table:table-cell table:style-name="表5.A3" table:number-columns-spanned="2" office:value-type="string">
            <text:p text:style-name="P33"/>
          </table:table-cell>
          <table:covered-table-cell/>
        </table:table-row>
        <table:table-row>
          <table:table-cell table:style-name="表5.A3" table:number-columns-spanned="2" office:value-type="string">
            <text:p text:style-name="P7">doc</text:p>
            <text:list xml:id="list7147135704320312650" text:style-name="L44">
              <text:list-item>
                <text:p text:style-name="P39">doc 1 : select → git push, echo</text:p>
              </text:list-item>
              <text:list-item>
                <text:p text:style-name="P39">console : paste</text:p>
              </text:list-item>
            </text:list>
          </table:table-cell>
          <table:covered-table-cell/>
        </table:table-row>
        <table:table-row>
          <table:table-cell table:style-name="表5.A3" table:number-columns-spanned="2" office:value-type="string">
            <text:p text:style-name="P25"><text:span text:style-name="T8">C:\WORKS_2\WS\WS_Others.JVEMV6\JVEMV6\37_miscs\12_programmin</text:span><text:span text:style-name="T8">g\3_fx-log-file\end_apps.bat &amp;&amp; echo.&gt;&gt; </text:span><text:span text:style-name="T8">C:\WORKS_2\shortcuts_docs\start_log_JVE_44_10_2.[fx-php-</text:span><text:span text:style-name="T8">tester].bat &amp;&amp; </text:span><text:span text:style-name="T11">r oj &amp;&amp; e &amp;&amp; p &amp;&amp; r c &amp;&amp; e &amp;&amp; p</text:span>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27">C:\WORKS_2\a.bat &amp;&amp; r oj &amp;&amp; git add -A &amp;&amp; git commit -m ^"<text:span text:style-name="T9">[21] res free# </text:span><text:span text:style-name="T9">JVEMV6 44#10.2.2_XX / 44. currency / 10. prog-php / </text:span><text:span text:style-name="T9">2. tester / 2. <text:s/></text:span><text:span text:style-name="T9">tester_1__V2 / 20200615_161622</text:span>^" &amp;&amp; e &amp;&amp; p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27">C:\WORKS_2\a.bat &amp;&amp; r c &amp;&amp; git add -A &amp;&amp; git commit -m ^"<text:span text:style-name="T9">[20] res free# </text:span><text:span text:style-name="T9">JVEMV6 44#10.2.2_XX / 44. currency / 10. prog-php / </text:span><text:span text:style-name="T9">2. tester / 2. <text:s/></text:span><text:span text:style-name="T9">tester_1__V2 / 20200615_134356</text:span>^" &amp;&amp; e &amp;&amp; p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26">echo.&gt;&gt; C:\WORKS_2\shortcuts_docs\start_log_JVE_44_10_2.[fx-php-tester].bat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7">close</text:p>
            <text:list xml:id="list8172589686203863934" text:style-name="L45">
              <text:list-item>
                <text:p text:style-name="P40">eclipse</text:p>
              </text:list-item>
              <text:list-item>
                <text:p text:style-name="P40">mt4</text:p>
              </text:list-item>
              <text:list-item>
                <text:p text:style-name="P40">folders</text:p>
              </text:list-item>
              <text:list-item>
                <text:p text:style-name="P40">sakura files</text:p>
              </text:list-item>
              <text:list-item>
                <text:p text:style-name="P40">docs</text:p>
              </text:list-item>
            </text:list>
          </table:table-cell>
          <table:covered-table-cell/>
        </table:table-row>
      </table:table>
      <text:list xml:id="list34319365" text:continue-list="list1321273163289390353" text:style-name="L41">
        <text:list-item>
          <text:p text:style-name="P42"><text:soft-page-break/>git</text:p>
          <text:list>
            <text:list-item>
              <text:p text:style-name="P42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7"/>
          </table:table-cell>
        </table:table-row>
        <table:table-row>
          <table:table-cell table:style-name="表1.A2" office:value-type="string">
            <text:p text:style-name="P7">r oj &amp;&amp; s &amp;&amp; r c &amp;&amp; s</text:p>
          </table:table-cell>
        </table:table-row>
        <table:table-row>
          <table:table-cell table:style-name="表1.A3" office:value-type="string">
            <text:p text:style-name="P28"><text:span text:style-name="T8">C:\WORKS_2\WS\WS_Others.JVEMV6\JVEMV6\37_miscs\12_pro</text:span><text:span text:style-name="T8">grammin</text:span><text:span text:style-name="T8">g\3_fx-log-file\end_apps.bat &amp;&amp; echo.&gt;&gt; C:\WORKS_2\shortcuts_docs\start_log_JVE_44_10_2.[fx-php-</text:span><text:span text:style-name="T8">tester].bat &amp;&amp; </text:span><text:span text:style-name="T11">r oj &amp;&amp; e &amp;&amp; p &amp;&amp; r c &amp;&amp; e &amp;&amp; p</text:span></text:p>
          </table:table-cell>
        </table:table-row>
        <table:table-row>
          <table:table-cell table:style-name="表1.A4" office:value-type="string">
            <text:p text:style-name="P7">r oj &amp;&amp; s</text:p>
          </table:table-cell>
        </table:table-row>
        <table:table-row>
          <table:table-cell table:style-name="表1.A4" office:value-type="string">
            <text:p text:style-name="P7"/>
          </table:table-cell>
        </table:table-row>
        <table:table-row>
          <table:table-cell table:style-name="表1.A4" office:value-type="string">
            <text:p text:style-name="P7">r c &amp;&amp; g l</text:p>
          </table:table-cell>
        </table:table-row>
        <table:table-row>
          <table:table-cell table:style-name="表1.A4" office:value-type="string">
            <text:p text:style-name="P7"/>
          </table:table-cell>
        </table:table-row>
      </table:table>
      <text:list xml:id="list34313963" text:continue-numbering="true" text:style-name="L41">
        <text:list-item>
          <text:list>
            <text:list-item>
              <text:p text:style-name="P42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7">r oj &amp;&amp; e &amp;&amp; p &amp;&amp; r c &amp;&amp; e &amp;&amp; p &amp;&amp; <text:span text:style-name="T5">C:\WORKS_2\WS\WS_Others.JVEMV6\JVEMV6\37_miscs\12_programmin</text:span><text:span text:style-name="T5">g\3_fx-log-file\end_apps.bat</text:span></text:p>
          </table:table-cell>
        </table:table-row>
        <table:table-row>
          <table:table-cell table:style-name="表10.A2" office:value-type="string">
            <text:p text:style-name="P26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6"/>
          </table:table-cell>
        </table:table-row>
        <table:table-row>
          <table:table-cell table:style-name="表10.A2" office:value-type="string">
            <text:p text:style-name="P7"/>
          </table:table-cell>
        </table:table-row>
        <table:table-row>
          <table:table-cell table:style-name="表10.A2" office:value-type="string">
            <text:p text:style-name="P26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6"/>
          </table:table-cell>
        </table:table-row>
      </table:table>
      <text:list xml:id="list34325336" text:continue-numbering="true" text:style-name="L41">
        <text:list-item>
          <text:p text:style-name="P42">move “<text:span text:style-name="T4">@@@</text:span>”</text:p>
        </text:list-item>
        <text:list-item>
          <text:p text:style-name="P86">DUP : template</text:p>
        </text:list-item>
      </text:list>
      <text:p text:style-name="P9"/>
      <text:p text:style-name="P9">/ ------------------------------------------------------- [STEPS : closing] <text:soft-page-break/>20191220_142139 /</text:p>
      <text:p text:style-name="P19"/>
      <text:p text:style-name="P9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Meiryo" svg:font-family="Meiryo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2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ＭＳ Ｐ明朝" style:font-size-asian="10pt" style:font-weight-asian="bold" style:font-name-complex="Mangal" style:font-size-complex="10pt" style:font-weight-complex="bold"/>
    </style:style>
    <style:style style:name="_3f__3f_" style:display-name="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" style:display-name="????" style:family="paragraph" style:parent-style-name="_3f__3f_">
      <style:paragraph-properties fo:hyphenation-ladder-count="no-limit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" style:display-name="?????" style:family="paragraph" style:parent-style-name="_3f__3f__3f__3f_">
      <style:paragraph-properties fo:text-align="center" style:justify-single-word="false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9-02T14:10:22.02</dc:date>
    <dc:creator>iwabuchi ken</dc:creator>
    <meta:editing-duration>P10DT17M27S</meta:editing-duration>
    <meta:editing-cycles>1656</meta:editing-cycles>
    <meta:generator>OpenOffice/4.1.3$Win32 OpenOffice.org_project/413m1$Build-9783</meta:generator>
    <meta:document-statistic meta:table-count="16" meta:image-count="0" meta:object-count="9" meta:page-count="41" meta:paragraph-count="672" meta:word-count="3193" meta:character-count="2464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27cm"/>
    </style:style>
    <style:style style:name="co3" style:family="table-column">
      <style:table-column-properties fo:break-before="auto" style:column-width="2.5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2" style:family="table-cell" style:parent-style-name="Default" style:data-style-name="N123">
      <style:table-cell-properties fo:background-color="#99ffff"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3" style:family="table-cell" style:parent-style-name="Default" style:data-style-name="N100">
      <style:table-cell-properties fo:background-color="#99ffff" fo:border="0.002cm solid #000000"/>
      <style:text-properties fo:font-size="12pt" style:font-size-asian="12pt" style:font-size-complex="12pt"/>
    </style:style>
  </office:automatic-styles>
  <office:body>
    <office:spreadsheet>
      <table:table table:name="3" table:style-name="ta1" table:print="false">
        <table:table-column table:style-name="co1" table:number-columns-repeated="23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8">
          <table:table-cell table:number-columns-repeated="25"/>
        </table:table-row>
        <table:table-row table:style-name="ro2">
          <table:table-cell table:number-columns-repeated="23"/>
          <table:table-cell table:style-name="ce1" office:value-type="string">
            <text:p>BB.loc</text:p>
          </table:table-cell>
          <table:table-cell table:style-name="ce3" office:value-type="string">
            <text:p>gain – loss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1</text:p>
          </table:table-cell>
          <table:table-cell table:style-name="ce2" office:value-type="float" office:value="0.016">
            <text:p>0.016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2</text:p>
          </table:table-cell>
          <table:table-cell table:style-name="ce2" office:value-type="float" office:value="-0.780000000000001">
            <text:p>-0.780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3</text:p>
          </table:table-cell>
          <table:table-cell table:style-name="ce2" office:value-type="float" office:value="-0.179000000000001">
            <text:p>-0.179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4</text:p>
          </table:table-cell>
          <table:table-cell table:style-name="ce2" office:value-type="float" office:value="1.208">
            <text:p>1.208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5</text:p>
          </table:table-cell>
          <table:table-cell table:style-name="ce2" office:value-type="float" office:value="0.753">
            <text:p>0.753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6</text:p>
          </table:table-cell>
          <table:table-cell table:style-name="ce2" office:value-type="float" office:value="0.251">
            <text:p>0.251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number:number-style style:name="N110">
      <number:number number:decimal-places="11" number:min-integer-digits="1"/>
    </number:number-style>
    <number:number-style style:name="N111">
      <number:number number:decimal-places="12" number:min-integer-digits="1"/>
    </number:number-style>
    <number:number-style style:name="N112">
      <number:number number:decimal-places="10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1" number:min-integer-digits="1"/>
    </number:number-style>
    <number:number-style style:name="N121P0" style:volatile="true">
      <number:number number:decimal-places="2" number:min-integer-digits="0" number:grouping="true"/>
    </number:number-style>
    <number:number-style style:name="N121">
      <style:text-properties fo:color="#ff0000"/>
      <number:text>-</number:text>
      <number:number number:decimal-places="2" number:min-integer-digits="0" number:grouping="true"/>
      <style:map style:condition="value()&gt;=0" style:apply-style-name="N121P0"/>
    </number:number-style>
    <number:number-style style:name="N123P0" style:volatile="true">
      <number:number number:decimal-places="3" number:min-integer-digits="1" number:grouping="true"/>
    </number:number-style>
    <number:number-style style:name="N123">
      <style:text-properties fo:color="#ff0000"/>
      <number:text>-</number:text>
      <number:number number:decimal-places="3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2">2020/08/22</text:date>, <text:time>17:24:4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27cm"/>
    </style:style>
    <style:style style:name="co3" style:family="table-column">
      <style:table-column-properties fo:break-before="auto" style:column-width="2.5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2" style:family="table-cell" style:parent-style-name="Default" style:data-style-name="N123">
      <style:table-cell-properties fo:background-color="#99ffff"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3" style:family="table-cell" style:parent-style-name="Default" style:data-style-name="N100">
      <style:table-cell-properties fo:background-color="#99ffff" fo:border="0.002cm solid #000000"/>
      <style:text-properties fo:font-size="12pt" style:font-size-asian="12pt" style:font-size-complex="12pt"/>
    </style:style>
  </office:automatic-styles>
  <office:body>
    <office:spreadsheet>
      <table:table table:name="4" table:style-name="ta1" table:print="false">
        <table:table-column table:style-name="co1" table:number-columns-repeated="23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8">
          <table:table-cell table:number-columns-repeated="25"/>
        </table:table-row>
        <table:table-row table:style-name="ro2">
          <table:table-cell table:number-columns-repeated="23"/>
          <table:table-cell table:style-name="ce1" office:value-type="string">
            <text:p>BB.loc</text:p>
          </table:table-cell>
          <table:table-cell table:style-name="ce3" office:value-type="string">
            <text:p>gain – loss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1</text:p>
          </table:table-cell>
          <table:table-cell table:style-name="ce2" office:value-type="float" office:value="0.016">
            <text:p>0.016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2</text:p>
          </table:table-cell>
          <table:table-cell table:style-name="ce2" office:value-type="float" office:value="-0.780000000000001">
            <text:p>-0.780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3</text:p>
          </table:table-cell>
          <table:table-cell table:style-name="ce2" office:value-type="float" office:value="-0.519">
            <text:p>-0.519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4</text:p>
          </table:table-cell>
          <table:table-cell table:style-name="ce2" office:value-type="float" office:value="0.020999999999999">
            <text:p>0.021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5</text:p>
          </table:table-cell>
          <table:table-cell table:style-name="ce2" office:value-type="float" office:value="0.382999999999999">
            <text:p>0.383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6</text:p>
          </table:table-cell>
          <table:table-cell table:style-name="ce2" office:value-type="float" office:value="0.175">
            <text:p>0.175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number:number-style style:name="N110">
      <number:number number:decimal-places="11" number:min-integer-digits="1"/>
    </number:number-style>
    <number:number-style style:name="N111">
      <number:number number:decimal-places="12" number:min-integer-digits="1"/>
    </number:number-style>
    <number:number-style style:name="N112">
      <number:number number:decimal-places="10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1" number:min-integer-digits="1"/>
    </number:number-style>
    <number:number-style style:name="N121P0" style:volatile="true">
      <number:number number:decimal-places="2" number:min-integer-digits="0" number:grouping="true"/>
    </number:number-style>
    <number:number-style style:name="N121">
      <style:text-properties fo:color="#ff0000"/>
      <number:text>-</number:text>
      <number:number number:decimal-places="2" number:min-integer-digits="0" number:grouping="true"/>
      <style:map style:condition="value()&gt;=0" style:apply-style-name="N121P0"/>
    </number:number-style>
    <number:number-style style:name="N123P0" style:volatile="true">
      <number:number number:decimal-places="3" number:min-integer-digits="1" number:grouping="true"/>
    </number:number-style>
    <number:number-style style:name="N123">
      <style:text-properties fo:color="#ff0000"/>
      <number:text>-</number:text>
      <number:number number:decimal-places="3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2">2020/08/22</text:date>, <text:time>17:43:1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19cm"/>
    </style:style>
    <style:style style:name="co3" style:family="table-column">
      <style:table-column-properties fo:break-before="auto" style:column-width="2.5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2" style:family="table-cell" style:parent-style-name="Default" style:data-style-name="N123">
      <style:table-cell-properties fo:background-color="#99ffff"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3" style:family="table-cell" style:parent-style-name="Default" style:data-style-name="N100">
      <style:table-cell-properties fo:background-color="#99ffff" fo:border="0.002cm solid #000000"/>
      <style:text-properties fo:font-size="12pt" style:font-size-asian="12pt" style:font-size-complex="12pt"/>
    </style:style>
  </office:automatic-styles>
  <office:body>
    <office:spreadsheet>
      <table:table table:name="5" table:style-name="ta1" table:print="false">
        <table:table-column table:style-name="co1" table:number-columns-repeated="23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8">
          <table:table-cell table:number-columns-repeated="25"/>
        </table:table-row>
        <table:table-row table:style-name="ro2">
          <table:table-cell table:number-columns-repeated="23"/>
          <table:table-cell table:style-name="ce1" office:value-type="string">
            <text:p>BB.loc</text:p>
          </table:table-cell>
          <table:table-cell table:style-name="ce3" office:value-type="string">
            <text:p>gain – loss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1</text:p>
          </table:table-cell>
          <table:table-cell table:style-name="ce2" office:value-type="float" office:value="0.727">
            <text:p>0.727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2</text:p>
          </table:table-cell>
          <table:table-cell table:style-name="ce2" office:value-type="float" office:value="2.745">
            <text:p>2.745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3</text:p>
          </table:table-cell>
          <table:table-cell table:style-name="ce2" office:value-type="float" office:value="0.118000000000003">
            <text:p>0.118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4</text:p>
          </table:table-cell>
          <table:table-cell table:style-name="ce2" office:value-type="float" office:value="1.115">
            <text:p>1.115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5</text:p>
          </table:table-cell>
          <table:table-cell table:style-name="ce2" office:value-type="float" office:value="1.719">
            <text:p>1.719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6</text:p>
          </table:table-cell>
          <table:table-cell table:style-name="ce2" office:value-type="float" office:value="0.338">
            <text:p>0.338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number:number-style style:name="N110">
      <number:number number:decimal-places="11" number:min-integer-digits="1"/>
    </number:number-style>
    <number:number-style style:name="N111">
      <number:number number:decimal-places="12" number:min-integer-digits="1"/>
    </number:number-style>
    <number:number-style style:name="N112">
      <number:number number:decimal-places="10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1" number:min-integer-digits="1"/>
    </number:number-style>
    <number:number-style style:name="N121P0" style:volatile="true">
      <number:number number:decimal-places="2" number:min-integer-digits="0" number:grouping="true"/>
    </number:number-style>
    <number:number-style style:name="N121">
      <style:text-properties fo:color="#ff0000"/>
      <number:text>-</number:text>
      <number:number number:decimal-places="2" number:min-integer-digits="0" number:grouping="true"/>
      <style:map style:condition="value()&gt;=0" style:apply-style-name="N121P0"/>
    </number:number-style>
    <number:number-style style:name="N123P0" style:volatile="true">
      <number:number number:decimal-places="3" number:min-integer-digits="1" number:grouping="true"/>
    </number:number-style>
    <number:number-style style:name="N123">
      <style:text-properties fo:color="#ff0000"/>
      <number:text>-</number:text>
      <number:number number:decimal-places="3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3">2020/08/23</text:date>, <text:time>11:50:2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27cm"/>
    </style:style>
    <style:style style:name="co3" style:family="table-column">
      <style:table-column-properties fo:break-before="auto" style:column-width="2.5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2" style:family="table-cell" style:parent-style-name="Default" style:data-style-name="N123">
      <style:table-cell-properties fo:background-color="#99ffff"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3" style:family="table-cell" style:parent-style-name="Default" style:data-style-name="N100">
      <style:table-cell-properties fo:background-color="#99ffff" fo:border="0.002cm solid #000000"/>
      <style:text-properties fo:font-size="12pt" style:font-size-asian="12pt" style:font-size-complex="12pt"/>
    </style:style>
  </office:automatic-styles>
  <office:body>
    <office:spreadsheet>
      <table:table table:name="6" table:style-name="ta1" table:print="false">
        <table:table-column table:style-name="co1" table:number-columns-repeated="23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8">
          <table:table-cell table:number-columns-repeated="25"/>
        </table:table-row>
        <table:table-row table:style-name="ro2">
          <table:table-cell table:number-columns-repeated="23"/>
          <table:table-cell table:style-name="ce1" office:value-type="string">
            <text:p>BB.loc</text:p>
          </table:table-cell>
          <table:table-cell table:style-name="ce3" office:value-type="string">
            <text:p>gain – loss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1</text:p>
          </table:table-cell>
          <table:table-cell table:style-name="ce2" office:value-type="float" office:value="-0.066">
            <text:p>-0.066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2</text:p>
          </table:table-cell>
          <table:table-cell table:style-name="ce2" office:value-type="float" office:value="-0.314000000000001">
            <text:p>-0.314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3</text:p>
          </table:table-cell>
          <table:table-cell table:style-name="ce2" office:value-type="float" office:value="-1.38">
            <text:p>-1.380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4</text:p>
          </table:table-cell>
          <table:table-cell table:style-name="ce2" office:value-type="float" office:value="0.333000000000001">
            <text:p>0.333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5</text:p>
          </table:table-cell>
          <table:table-cell table:style-name="ce2" office:value-type="float" office:value="0.197">
            <text:p>0.197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6</text:p>
          </table:table-cell>
          <table:table-cell table:style-name="ce2" office:value-type="float" office:value="0.147">
            <text:p>0.147</text:p>
          </table:table-cell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number:number-style style:name="N110">
      <number:number number:decimal-places="11" number:min-integer-digits="1"/>
    </number:number-style>
    <number:number-style style:name="N111">
      <number:number number:decimal-places="12" number:min-integer-digits="1"/>
    </number:number-style>
    <number:number-style style:name="N112">
      <number:number number:decimal-places="10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1" number:min-integer-digits="1"/>
    </number:number-style>
    <number:number-style style:name="N121P0" style:volatile="true">
      <number:number number:decimal-places="2" number:min-integer-digits="0" number:grouping="true"/>
    </number:number-style>
    <number:number-style style:name="N121">
      <style:text-properties fo:color="#ff0000"/>
      <number:text>-</number:text>
      <number:number number:decimal-places="2" number:min-integer-digits="0" number:grouping="true"/>
      <style:map style:condition="value()&gt;=0" style:apply-style-name="N121P0"/>
    </number:number-style>
    <number:number-style style:name="N123P0" style:volatile="true">
      <number:number number:decimal-places="3" number:min-integer-digits="1" number:grouping="true"/>
    </number:number-style>
    <number:number-style style:name="N123">
      <style:text-properties fo:color="#ff0000"/>
      <number:text>-</number:text>
      <number:number number:decimal-places="3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3">2020/08/23</text:date>, <text:time>11:45:1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27cm"/>
    </style:style>
    <style:style style:name="co3" style:family="table-column">
      <style:table-column-properties fo:break-before="auto" style:column-width="2.5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2" style:family="table-cell" style:parent-style-name="Default" style:data-style-name="N123">
      <style:table-cell-properties fo:background-color="#99ffff"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3" style:family="table-cell" style:parent-style-name="Default" style:data-style-name="N100">
      <style:table-cell-properties fo:background-color="#99ffff" fo:border="0.002cm solid #000000"/>
      <style:text-properties fo:font-size="12pt" style:font-size-asian="12pt" style:font-size-complex="12pt"/>
    </style:style>
  </office:automatic-styles>
  <office:body>
    <office:spreadsheet>
      <table:table table:name="7" table:style-name="ta1" table:print="false">
        <table:table-column table:style-name="co1" table:number-columns-repeated="23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8">
          <table:table-cell table:number-columns-repeated="25"/>
        </table:table-row>
        <table:table-row table:style-name="ro2">
          <table:table-cell table:number-columns-repeated="23"/>
          <table:table-cell table:style-name="ce1" office:value-type="string">
            <text:p>BB.loc</text:p>
          </table:table-cell>
          <table:table-cell table:style-name="ce3" office:value-type="string">
            <text:p>gain – loss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1</text:p>
          </table:table-cell>
          <table:table-cell table:style-name="ce2" office:value-type="float" office:value="0.004">
            <text:p>0.004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2</text:p>
          </table:table-cell>
          <table:table-cell table:style-name="ce2" office:value-type="float" office:value="7.151">
            <text:p>7.151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3</text:p>
          </table:table-cell>
          <table:table-cell table:style-name="ce2" office:value-type="float" office:value="4.544">
            <text:p>4.544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4</text:p>
          </table:table-cell>
          <table:table-cell table:style-name="ce2" office:value-type="float" office:value="1.482">
            <text:p>1.482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5</text:p>
          </table:table-cell>
          <table:table-cell table:style-name="ce2" office:value-type="float" office:value="3.715">
            <text:p>3.715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6</text:p>
          </table:table-cell>
          <table:table-cell table:style-name="ce2" office:value-type="float" office:value="0.177">
            <text:p>0.177</text:p>
          </table:table-cell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number:number-style style:name="N110">
      <number:number number:decimal-places="11" number:min-integer-digits="1"/>
    </number:number-style>
    <number:number-style style:name="N111">
      <number:number number:decimal-places="12" number:min-integer-digits="1"/>
    </number:number-style>
    <number:number-style style:name="N112">
      <number:number number:decimal-places="10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1" number:min-integer-digits="1"/>
    </number:number-style>
    <number:number-style style:name="N121P0" style:volatile="true">
      <number:number number:decimal-places="2" number:min-integer-digits="0" number:grouping="true"/>
    </number:number-style>
    <number:number-style style:name="N121">
      <style:text-properties fo:color="#ff0000"/>
      <number:text>-</number:text>
      <number:number number:decimal-places="2" number:min-integer-digits="0" number:grouping="true"/>
      <style:map style:condition="value()&gt;=0" style:apply-style-name="N121P0"/>
    </number:number-style>
    <number:number-style style:name="N123P0" style:volatile="true">
      <number:number number:decimal-places="3" number:min-integer-digits="1" number:grouping="true"/>
    </number:number-style>
    <number:number-style style:name="N123">
      <style:text-properties fo:color="#ff0000"/>
      <number:text>-</number:text>
      <number:number number:decimal-places="3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4">2020/08/24</text:date>, <text:time>11:25:3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P0" style:volatile="true">
      <number:number number:decimal-places="3" number:min-integer-digits="1" number:grouping="true"/>
    </number:number-style>
    <number:number-style style:name="N109">
      <style:text-properties fo:color="#ff0000"/>
      <number:text>-</number:text>
      <number:number number:decimal-places="3" number:min-integer-digits="1" number:grouping="true"/>
      <style:map style:condition="value()&gt;=0" style:apply-style-name="N109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9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241cm" svg:height="6.323cm" xlink:href="." xlink:type="simple" chart:class="chart:bar" chart:style-name="ch1">
        <chart:legend chart:legend-position="end" svg:x="8.819cm" svg:y="2.849cm" style:legend-expansion="high" chart:style-name="ch2"/>
        <chart:plot-area chart:style-name="ch3" chart:data-source-has-labels="both" svg:x="0.674cm" svg:y="0.639cm" svg:width="7.697cm" svg:height="5.138cm">
          <chartooo:coordinate-region svg:x="1.11cm" svg:y="0.851cm" svg:width="7.261cm" svg:height="4.253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string">
                <text:p>Z1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Z2</text:p>
              </table:table-cell>
              <table:table-cell office:value-type="float" office:value="7.151">
                <text:p>7.151</text:p>
              </table:table-cell>
            </table:table-row>
            <table:table-row>
              <table:table-cell office:value-type="string">
                <text:p>Z3</text:p>
              </table:table-cell>
              <table:table-cell office:value-type="float" office:value="4.544">
                <text:p>4.544</text:p>
              </table:table-cell>
            </table:table-row>
            <table:table-row>
              <table:table-cell office:value-type="string">
                <text:p>Z4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string">
                <text:p>Z5</text:p>
              </table:table-cell>
              <table:table-cell office:value-type="float" office:value="3.715">
                <text:p>3.715</text:p>
              </table:table-cell>
            </table:table-row>
            <table:table-row>
              <table:table-cell office:value-type="string">
                <text:p>Z6</text:p>
              </table:table-cell>
              <table:table-cell office:value-type="float" office:value="0.177">
                <text:p>0.17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P0" style:volatile="true">
      <number:number number:decimal-places="3" number:min-integer-digits="1" number:grouping="true"/>
    </number:number-style>
    <number:number-style style:name="N109">
      <style:text-properties fo:color="#ff0000"/>
      <number:text>-</number:text>
      <number:number number:decimal-places="3" number:min-integer-digits="1" number:grouping="true"/>
      <style:map style:condition="value()&gt;=0" style:apply-style-name="N109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9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464cm" svg:height="4.762cm" xlink:href="." xlink:type="simple" chart:class="chart:bar" chart:style-name="ch1">
        <chart:legend chart:legend-position="end" svg:x="6.042cm" svg:y="2.069cm" style:legend-expansion="high" chart:style-name="ch2"/>
        <chart:plot-area chart:style-name="ch3" chart:data-source-has-labels="both" svg:x="0.619cm" svg:y="0.515cm" svg:width="5.085cm" svg:height="3.732cm">
          <chartooo:coordinate-region svg:x="1.055cm" svg:y="0.727cm" svg:width="4.649cm" svg:height="2.847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string">
                <text:p>Z1</text:p>
              </table:table-cell>
              <table:table-cell office:value-type="float" office:value="0.152">
                <text:p>0.152</text:p>
              </table:table-cell>
            </table:table-row>
            <table:table-row>
              <table:table-cell office:value-type="string">
                <text:p>Z2</text:p>
              </table:table-cell>
              <table:table-cell office:value-type="float" office:value="0.0619999999999989">
                <text:p>0.0619999999999989</text:p>
              </table:table-cell>
            </table:table-row>
            <table:table-row>
              <table:table-cell office:value-type="string">
                <text:p>Z3</text:p>
              </table:table-cell>
              <table:table-cell office:value-type="float" office:value="0.936">
                <text:p>0.936</text:p>
              </table:table-cell>
            </table:table-row>
            <table:table-row>
              <table:table-cell office:value-type="string">
                <text:p>Z4</text:p>
              </table:table-cell>
              <table:table-cell office:value-type="float" office:value="1.203">
                <text:p>1.203</text:p>
              </table:table-cell>
            </table:table-row>
            <table:table-row>
              <table:table-cell office:value-type="string">
                <text:p>Z5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Z6</text:p>
              </table:table-cell>
              <table:table-cell office:value-type="float" office:value="0.472">
                <text:p>0.47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P0" style:volatile="true">
      <number:number number:decimal-places="3" number:min-integer-digits="1" number:grouping="true"/>
    </number:number-style>
    <number:number-style style:name="N109">
      <style:text-properties fo:color="#ff0000"/>
      <number:text>-</number:text>
      <number:number number:decimal-places="3" number:min-integer-digits="1" number:grouping="true"/>
      <style:map style:condition="value()&gt;=0" style:apply-style-name="N109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9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062cm" svg:height="4.534cm" xlink:href="." xlink:type="simple" chart:class="chart:bar" chart:style-name="ch1">
        <chart:legend chart:legend-position="end" svg:x="5.64cm" svg:y="1.955cm" style:legend-expansion="high" chart:style-name="ch2"/>
        <chart:plot-area chart:style-name="ch3" chart:data-source-has-labels="both" svg:x="0.611cm" svg:y="0.495cm" svg:width="4.707cm" svg:height="3.529cm">
          <chartooo:coordinate-region svg:x="1.153cm" svg:y="0.707cm" svg:width="4.165cm" svg:height="3.105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string">
                <text:p>Z1</text:p>
              </table:table-cell>
              <table:table-cell office:value-type="float" office:value="-0.101">
                <text:p>-0.101</text:p>
              </table:table-cell>
            </table:table-row>
            <table:table-row>
              <table:table-cell office:value-type="string">
                <text:p>Z2</text:p>
              </table:table-cell>
              <table:table-cell office:value-type="float" office:value="0.725999999999999">
                <text:p>0.725999999999999</text:p>
              </table:table-cell>
            </table:table-row>
            <table:table-row>
              <table:table-cell office:value-type="string">
                <text:p>Z3</text:p>
              </table:table-cell>
              <table:table-cell office:value-type="float" office:value="2.788">
                <text:p>2.788</text:p>
              </table:table-cell>
            </table:table-row>
            <table:table-row>
              <table:table-cell office:value-type="string">
                <text:p>Z4</text:p>
              </table:table-cell>
              <table:table-cell office:value-type="float" office:value="0.929999999999999">
                <text:p>0.929999999999999</text:p>
              </table:table-cell>
            </table:table-row>
            <table:table-row>
              <table:table-cell office:value-type="string">
                <text:p>Z5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string">
                <text:p>Z6</text:p>
              </table:table-cell>
              <table:table-cell office:value-type="float" office:value="0.08">
                <text:p>0.0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P0" style:volatile="true">
      <number:number number:decimal-places="3" number:min-integer-digits="1" number:grouping="true"/>
    </number:number-style>
    <number:number-style style:name="N109">
      <style:text-properties fo:color="#ff0000"/>
      <number:text>-</number:text>
      <number:number number:decimal-places="3" number:min-integer-digits="1" number:grouping="true"/>
      <style:map style:condition="value()&gt;=0" style:apply-style-name="N109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9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074cm" svg:height="4.541cm" xlink:href="." xlink:type="simple" chart:class="chart:bar" chart:style-name="ch1">
        <chart:legend chart:legend-position="end" svg:x="5.652cm" svg:y="1.958cm" style:legend-expansion="high" chart:style-name="ch2"/>
        <chart:plot-area chart:style-name="ch3" chart:data-source-has-labels="both" svg:x="0.611cm" svg:y="0.495cm" svg:width="4.719cm" svg:height="3.536cm">
          <chartooo:coordinate-region svg:x="1.444cm" svg:y="0.707cm" svg:width="3.886cm" svg:height="3.112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string">
                <text:p>Z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Z2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Z3</text:p>
              </table:table-cell>
              <table:table-cell office:value-type="float" office:value="-1.04">
                <text:p>-1.04</text:p>
              </table:table-cell>
            </table:table-row>
            <table:table-row>
              <table:table-cell office:value-type="string">
                <text:p>Z4</text:p>
              </table:table-cell>
              <table:table-cell office:value-type="float" office:value="-0.87">
                <text:p>-0.87</text:p>
              </table:table-cell>
            </table:table-row>
            <table:table-row>
              <table:table-cell office:value-type="string">
                <text:p>Z5</text:p>
              </table:table-cell>
              <table:table-cell office:value-type="float" office:value="-0.525">
                <text:p>-0.525</text:p>
              </table:table-cell>
            </table:table-row>
            <table:table-row>
              <table:table-cell office:value-type="string">
                <text:p>Z6</text:p>
              </table:table-cell>
              <table:table-cell office:value-type="float" office:value="0.102">
                <text:p>0.10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